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OpenSymbol" svg:font-family="OpenSymbol"/>
    <style:font-face style:name="StarSymbol" svg:font-family="StarSymbol"/>
    <style:font-face style:name="Tahoma3"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Standard" style:master-page-name="First_20_Page">
      <style:paragraph-properties style:page-number="auto"/>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ist_20_4">
      <style:text-properties style:font-name="Courier New1" fo:font-size="8pt" style:font-size-asian="8pt" style:font-size-complex="8pt"/>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Heading_20_1">
      <style:paragraph-properties fo:break-before="page"/>
    </style:style>
    <style:style style:name="P19" style:family="paragraph">
      <style:paragraph-properties fo:text-align="cente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draw:stroke="none" svg:stroke-color="#000000" draw:fill="none" draw:fill-color="#ffffff" fo:min-height="0.529cm" style:run-through="foreground"/>
    </style:style>
    <style:style style:name="gr5" style:family="graphic">
      <style:graphic-properties draw:stroke="none" svg:stroke-color="#000000" draw:fill="none" draw:fill-color="#ffffff" fo:min-height="1.016cm" style:run-through="foreground"/>
    </style:style>
    <style:style style:name="gr6" style:family="graphic">
      <style:graphic-properties draw:stroke="none" svg:stroke-color="#000000" draw:fill="none" draw:fill-color="#ffffff" fo:min-height="1.102cm" style:run-through="foregroun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systemid" form:control-implementation="ooo:com.sun.star.form.component.HiddenControl" xml:id="control1" form:id="control1" form:value="%%voting_systemi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draw:frame draw:style-name="fr1" draw:name="Grafik2" text:anchor-type="paragraph" svg:width="10.088cm" svg:height="3.459cm" draw:z-index="1"><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HowTo: Modul</text:p>
      <text:p text:style-name="P3">Stand: 10.06.2010</text:p>
      <text:h text:style-name="P18" text:outline-level="1">HowTo: Modul</text:h>
      <text:p text:style-name="Text_20_body">Kajona besteht aus einer Vielzahl an Komponenten: Seitenelemente, Datenbanktreiber, Plugins für die Suche usw. Neben den Seitenelement sind mit Sicherheit die Module an sich die interessantesten Punkte für eigene Entwicklung.</text:p>
      <text:p text:style-name="Text_20_body">Dabei sollte klar sein, dass ein Seitenelement lediglich eine Teilmenge eines Moduls ist. Ein Modul kann aus beliebigen Komponenten bestehen: Seitenelemente, Reports für die Statistiken, Plugins für die Suche, Templates und vieles mehr.</text:p>
      <text:p text:style-name="Text_20_body">In diesem Tutorial soll nun der Aufbau eines eigenen Moduls beschrieben werden.</text:p>
      <text:p text:style-name="Text_20_body">Das Modul soll beinhalten:</text:p>
      <text:list xml:id="list207658520" text:style-name="L1">
        <text:list-item>
          <text:p text:style-name="P5">Einen Installer</text:p>
        </text:list-item>
        <text:list-item>
          <text:p text:style-name="P5">Einen eigenen Reiter in der Administration zur Verwaltung des Moduls</text:p>
        </text:list-item>
        <text:list-item>
          <text:p text:style-name="P5">Ein Seitenelement zur Darstellung im Portal</text:p>
        </text:list-item>
      </text:list>
      <text:p text:style-name="Text_20_body">Als beispielhafte Anwendung soll ein voll funktionsfähiges „Voting“-Modul als Ergebnis dieses Tutorials entstehen.</text:p>
      <text:p text:style-name="Text_20_body">Das Tutorial beruht auf dem fertigen Votings-Modul, welches von der Kajonabase heruntergeladen werden kann:</text:p>
      <text:p text:style-name="Text_20_body"><text:a xlink:type="simple" xlink:href="http://www.kajonabase.net/modules.html">http://www.kajonabase.net/modules.html</text:a></text:p>
      <text:p text:style-name="Text_20_body">Dort finden sich auch Screenshots der entsprechenden Ausgaben und Resultate.</text:p>
      <text:p text:style-name="Text_20_body">Inhalt dieses Tutorials ist also nicht das Erstellen jeder relevanten Zeile Quellcode, sondern ein Guide durch die fertigen Sourcen des Moduls sowie eine Herangehensweise beim Erstellen neuer Module.</text:p>
      <text:p text:style-name="Text_20_body">Versionshinweis: Das Tutorial beruht auf Kajona V 3.3.0 sowie V 0.1 des Voting-Moduls.</text:p>
      <text:h text:style-name="Heading_20_2" text:outline-level="2"><text:s/>Votings: Allgemeine Anforderungen</text:h>
      <text:p text:style-name="Text_20_body">Wie bei jedem Projekt sollte vor der eigentlichen Implementierung definiert werden, was das spätere Modul an Funktionen bieten soll, sowie wie dieses aufgebaut sein soll.</text:p>
      <text:p text:style-name="Text_20_body">Im Falle der Votings wird von den nachstehenden Anforderungen ausgegangen:</text:p>
      <text:list xml:id="list1971230593" text:style-name="L2">
        <text:list-item>
          <text:p text:style-name="P6">Über das Backend kann ein Voting angelegt werden</text:p>
          <text:list>
            <text:list-item>
              <text:p text:style-name="P6">Ein Voting besteht aus einem Text (Thema)</text:p>
            </text:list-item>
            <text:list-item>
              <text:p text:style-name="P6">Für die Abstimmung kann ein Start- und ein Ende-Datum definiert werden</text:p>
            </text:list-item>
            <text:list-item>
              <text:p text:style-name="P6">Über die Rechtekonfiguration kann definiert werden, wer Abstimmen darf</text:p>
            </text:list-item>
            <text:list-item>
              <text:p text:style-name="P6">Per Default dürfen Gäste abstimmen</text:p>
            </text:list-item>
          </text:list>
        </text:list-item>
        <text:list-item>
          <text:p text:style-name="P6">Ein Voting kann aus einer beliebigen Anzahl an Antworten bestehen</text:p>
          <text:list>
            <text:list-item>
              <text:p text:style-name="P6">Jede Antwort besteht aus einem Text</text:p>
            </text:list-item>
            <text:list-item>
              <text:p text:style-name="P6">Die Reihenfolge der Antworten soll sortierbar sein</text:p>
            </text:list-item>
          </text:list>
        </text:list-item>
        <text:list-item>
          <text:p text:style-name="P6">Jedes Voting kann im Portal dargestellt werden</text:p>
          <text:list>
            <text:list-item>
              <text:p text:style-name="P6">Es kann zwischen der Darstellung der Abstimmung und der Ergebnisse unterschieden werden</text:p>
            </text:list-item>
            <text:list-item>
              <text:p text:style-name="P6">Eine getätigte Abstimmung soll per Cookie gespeichert werden, dann ist ein erneutes Abstimmen nicht möglich </text:p>
            </text:list-item>
            <text:list-item>
              <text:p text:style-name="P6"><text:soft-page-break/>Die Darstellung soll komplett auf Templates basierend erfolgen</text:p>
            </text:list-item>
          </text:list>
        </text:list-item>
      </text:list>
      <text:p text:style-name="Text_20_body"/>
      <text:p text:style-name="Text_20_body">Grafisch aufbereitet ergeben sich also als Anforderungen an Entitäten:</text:p>
      <text:p text:style-name="Text_20_body"><draw:g text:anchor-type="paragraph" draw:z-index="0" draw:style-name="gr1"><draw:rect draw:style-name="gr2" draw:text-style-name="P19" svg:width="3.79cm" svg:height="0.89cm" svg:x="6.096cm" svg:y="0.411cm"><text:p text:style-name="P19">Modul Votings</text:p></draw:rect><draw:rect draw:style-name="gr2" draw:text-style-name="P19" svg:width="3.811cm" svg:height="0.805cm" svg:x="6.085cm" svg:y="3.036cm"><text:p text:style-name="P19">Voting</text:p></draw:rect><draw:rect draw:style-name="gr2" draw:text-style-name="P19" svg:width="3.853cm" svg:height="0.805cm" svg:x="6.064cm" svg:y="5.703cm"><text:p text:style-name="P19">Answer</text:p></draw:rect><draw:line draw:style-name="gr3" draw:text-style-name="P19" svg:x1="7.99cm" svg:y1="1.3cm" svg:x2="7.99cm" svg:y2="3.036cm"><text:p/></draw:line><draw:line draw:style-name="gr3" draw:text-style-name="P19" svg:x1="7.99cm" svg:y1="3.84cm" svg:x2="7.99cm" svg:y2="5.703cm"><text:p/></draw:line><draw:frame draw:style-name="gr4" svg:width="0.403cm" svg:height="0.53cm" svg:x="7.99cm" svg:y="1.3cm"><draw:text-box><text:p>1</text:p></draw:text-box></draw:frame><draw:frame draw:style-name="gr4" svg:width="0.403cm" svg:height="0.53cm" svg:x="7.99cm" svg:y="2.507cm"><draw:text-box><text:p>*</text:p></draw:text-box></draw:frame><draw:frame draw:style-name="gr4" svg:width="0.403cm" svg:height="0.53cm" svg:x="7.99cm" svg:y="3.84cm"><draw:text-box><text:p>1</text:p></draw:text-box></draw:frame><draw:frame draw:style-name="gr4" svg:width="0.403cm" svg:height="0.53cm" svg:x="7.99cm" svg:y="5.174cm"><draw:text-box><text:p>*</text:p></draw:text-box></draw:frame><draw:frame draw:style-name="gr5" svg:width="3.62cm" svg:height="1.017cm" svg:x="10.181cm" svg:y="3.163cm"><draw:text-box><text:p>- Title</text:p></draw:text-box></draw:frame><draw:frame draw:style-name="gr6" svg:width="3.133cm" svg:height="1.103cm" svg:x="10.16cm" svg:y="5.66cm"><draw:text-box><text:p>- Text</text:p><text:p>- Hits</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ls Reihenfolge bei der Erstellung des Moduls hat sich bisher bewährt:</text:p>
      <text:list xml:id="list707070304" text:style-name="L3">
        <text:list-item>
          <text:p text:style-name="P7">Installer</text:p>
        </text:list-item>
        <text:list-item>
          <text:p text:style-name="P7">Model-Klassen (Entity-Klassen / Beans), hier: Voting und Antwort</text:p>
        </text:list-item>
        <text:list-item>
          <text:p text:style-name="P7">Admin-Klassen</text:p>
        </text:list-item>
        <text:list-item>
          <text:p text:style-name="P7">Admin-Elemente</text:p>
        </text:list-item>
        <text:list-item>
          <text:p text:style-name="P7">Portal-Elemente</text:p>
        </text:list-item>
        <text:list-item>
          <text:p text:style-name="P7">Portal-Klassen</text:p>
        </text:list-item>
        <text:list-item>
          <text:p text:style-name="P7">Feinarbeit :)</text:p>
        </text:list-item>
      </text:list>
      <text:p text:style-name="Text_20_body">Parallel hierzu werden die Dateien mit den Texten und die Templates aufgebaut.</text:p>
      <text:h text:style-name="Heading_20_2" text:outline-level="2">Modulstruktur</text:h>
      <text:p text:style-name="Text_20_body">Bevor nun auf die einzelnen Komponenten des Moduls eingegangen wird, soll ein kurzer Blick auf die Dateistruktur des Moduls geworfen werden.</text:p>
      <text:p text:style-name="Text_20_body">Nach dem Download des Moduls und Entpacken der Archivs trifft man auf die bekannte Struktur:</text:p>
      <text:list xml:id="list1972278531" text:style-name="List_20_4">
        <text:list-item>
          <text:p text:style-name="P8">modul_votings</text:p>
          <text:list>
            <text:list-item>
              <text:p text:style-name="P8">admin</text:p>
              <text:list>
                <text:list-item>
                  <text:p text:style-name="P8">elemente</text:p>
                  <text:list>
                    <text:list-item>
                      <text:p text:style-name="P8">class_element_votings.php</text:p>
                    </text:list-item>
                  </text:list>
                </text:list-item>
                <text:list-item>
                  <text:p text:style-name="P8">class_modul_votings_admin.php</text:p>
                </text:list-item>
              </text:list>
            </text:list-item>
            <text:list-item>
              <text:p text:style-name="P8">installer</text:p>
              <text:list>
                <text:list-item>
                  <text:p text:style-name="P8">installer_votings.php</text:p>
                </text:list-item>
              </text:list>
            </text:list-item>
            <text:list-item>
              <text:p text:style-name="P8">lang</text:p>
              <text:list>
                <text:list-item>
                  <text:p text:style-name="P8">admin</text:p>
                  <text:list>
                    <text:list-item>
                      <text:p text:style-name="P8">modul_elemente</text:p>
                      <text:list>
                        <text:list-item>
                          <text:p text:style-name="P8"><text:bookmark-start text:name="__DdeLink__403_125622390"/>lang_votings_de.php<text:bookmark-end text:name="__DdeLink__403_125622390"/></text:p>
                        </text:list-item>
                        <text:list-item>
                          <text:p text:style-name="P8">lang_votings_en.php</text:p>
                        </text:list-item>
                      </text:list>
                    </text:list-item>
                    <text:list-item>
                      <text:p text:style-name="P8">modul_votings</text:p>
                      <text:list>
                        <text:list-item>
                          <text:p text:style-name="P8"><text:soft-page-break/>lang_votings_de.php</text:p>
                        </text:list-item>
                        <text:list-item>
                          <text:p text:style-name="P8">lang_votings_en.php</text:p>
                        </text:list-item>
                      </text:list>
                    </text:list-item>
                  </text:list>
                </text:list-item>
                <text:list-item>
                  <text:p text:style-name="P8">portal</text:p>
                  <text:list>
                    <text:list-item>
                      <text:p text:style-name="P8">modul_votings</text:p>
                      <text:list>
                        <text:list-item>
                          <text:p text:style-name="P8">lang_votings_de.php</text:p>
                        </text:list-item>
                        <text:list-item>
                          <text:p text:style-name="P8">lang_votings_en.php</text:p>
                        </text:list-item>
                      </text:list>
                    </text:list-item>
                  </text:list>
                </text:list-item>
              </text:list>
            </text:list-item>
            <text:list-item>
              <text:p text:style-name="P8">portal</text:p>
              <text:list>
                <text:list-item>
                  <text:p text:style-name="P8">elemente</text:p>
                  <text:list>
                    <text:list-item>
                      <text:p text:style-name="P8">class_element_votings.php</text:p>
                    </text:list-item>
                  </text:list>
                </text:list-item>
                <text:list-item>
                  <text:p text:style-name="P8">pics</text:p>
                  <text:list>
                    <text:list-item>
                      <text:p text:style-name="P8">kajona</text:p>
                      <text:list>
                        <text:list-item>
                          <text:p text:style-name="P8">icon_progressbar.gif</text:p>
                        </text:list-item>
                      </text:list>
                    </text:list-item>
                  </text:list>
                </text:list-item>
                <text:list-item>
                  <text:p text:style-name="P8">class_modul_votings_portal.php</text:p>
                </text:list-item>
              </text:list>
            </text:list-item>
            <text:list-item>
              <text:p text:style-name="P8">system</text:p>
              <text:list>
                <text:list-item>
                  <text:p text:style-name="P8">config</text:p>
                  <text:list>
                    <text:list-item>
                      <text:p text:style-name="P8">modul_votings_id.php</text:p>
                    </text:list-item>
                  </text:list>
                </text:list-item>
                <text:list-item>
                  <text:p text:style-name="P8">class_modul_votings_answer.php</text:p>
                </text:list-item>
                <text:list-item>
                  <text:p text:style-name="P8">class_modul_votings_voting.php</text:p>
                </text:list-item>
              </text:list>
            </text:list-item>
            <text:list-item>
              <text:p text:style-name="P8">templates</text:p>
              <text:list>
                <text:list-item>
                  <text:p text:style-name="P8">modul_votings</text:p>
                  <text:list>
                    <text:list-item>
                      <text:p text:style-name="P8">votings.tpl</text:p>
                    </text:list-item>
                  </text:list>
                </text:list-item>
              </text:list>
            </text:list-item>
          </text:list>
        </text:list-item>
      </text:list>
      <text:p text:style-name="Text_20_body">Die relevanten Dateien werden nun im Einzelnen behandelt, jedoch nur ausschnittsweise. Die Reihenfolge entspricht dabei auch der vorgeschlagenen Reihenfolge beim Erstellen eines neuen Moduls.</text:p>
      <text:h text:style-name="Heading_20_2" text:outline-level="2">/system/config/modul_votings_id.php</text:h>
      <text:p text:style-name="Text_20_body">Im Gesamten besteht diese Datei nur aus einer einzelnen Zeile Code:</text:p>
      <text:p text:style-name="Quellcode"><text:span text:style-name="Source_20_Text">define( "_votings_modul_id_",<text:tab/><text:tab/><text:tab/><text:tab/><text:tab/><text:tab/><text:tab/>501);</text:span></text:p>
      <text:p text:style-name="Text_20_body">Jedes Modul wird in Kajona über eine Modul-ID repräsentiert. Diese ist eindeutig und muss vor der Installation definiert werden, da diese auch in der Datenbank verwendet wird.</text:p>
      <text:p text:style-name="Text_20_body">Die Kajona Standard-Module belegen in der Regel IDs zwischen 0 und 500, für eigene Module kann also ein Wert &gt;500 bedenkenlos verwendet werden.</text:p>
      <text:h text:style-name="Heading_20_2" text:outline-level="2">/installer/installer_votings.php</text:h>
      <text:p text:style-name="Text_20_body">Der Installer ist wohl die zentralste Datei des Moduls. Er definiert nicht nur Abhängigkeiten und Versionsnummern, sondern legt auch die benötigten Tabellen in der Datenbank an und registriert das Modul sowie das Seitenelement. Deshalb soll dieser auch vollständig betrachtet werden.</text:p>
      <text:p text:style-name="Text_20_body">Siehe hierzu auch </text:p>
      <text:list xml:id="list2064216113" text:style-name="L4">
        <text:list-item>
          <text:p text:style-name="P9"><text:a xlink:type="simple" xlink:href="http://apidocs.kajona.de/v3.3.0/modul_system/interface_installer.html">http://apidocs.kajona.de/v3.3.0/modul_system/interface_installer.html</text:a> </text:p>
        </text:list-item>
        <text:list-item>
          <text:p text:style-name="P9">h<text:a xlink:type="simple" xlink:href="http://apidocs.kajona.de/v3.3.0/modul_system/class_installer_base.html">ttp://apidocs.kajona.de/v3.3.0/modul_system/class_installer_base.html</text:a>).</text:p>
        </text:list-item>
      </text:list>
      <text:p text:style-name="Quellcode">class class_installer_votings extends class_installer_base implements interface_installer {</text:p>
      <text:p text:style-name="Quellcode"><text:tab/>public function __construct() {<text:line-break/><text:tab/><text:tab/>$arrModule = array();<text:line-break/><text:soft-page-break/><text:tab/><text:tab/>$arrModule["version"]<text:tab/><text:tab/><text:tab/>= "0.1";<text:line-break/><text:tab/><text:tab/>$arrModule["name"] <text:tab/><text:tab/><text:tab/>= "votings";<text:line-break/><text:tab/><text:tab/>$arrModule["name_lang"] <text:tab/><text:tab/>= "Module Votings";<text:line-break/><text:tab/><text:tab/>$arrModule["moduleId"] <text:tab/><text:tab/>= _votings_modul_id_;<text:line-break/><text:tab/><text:tab/>parent::__construct($arrModule);<text:line-break/><text:tab/>}</text:p>
      <text:p text:style-name="Text_20_body">Der Kontruktor des Modul-Installers definiert Werte und Metadaten, die der Installer während des Installationsvorgangs abfragt. Von daher sollten diese wie oben gepflegt sein.</text:p>
      <text:p text:style-name="Text_20_body">Wie ersichtlich wird, ist die Versionsnummer eines Moduls unabhängig von der Versionsnummer des Kajona-Systems.</text:p>
      <text:p text:style-name="Quellcode"><text:tab/>public function getNeededModules() {<text:line-break/><text:tab/><text:tab/>return array("system", "pages");<text:line-break/><text:tab/>}</text:p>
      <text:p text:style-name="Text_20_body">Abhängigkeiten werden dem Installer mit der Methode getNeededModules() bekanntgegeben. Der Installer prüft, ob die gelisteten Module installiert sind, erst dann wird das aktuelle Modul zur Installation angeboten.</text:p>
      <text:p text:style-name="Quellcode"><text:tab/>public function getMinSystemVersion() {<text:line-break/><text:tab/><text:tab/>return "3.3.0";<text:line-break/><text:tab/>}</text:p>
      <text:p text:style-name="Text_20_body">Setzt das Modul gewissen Funktionen von Kajona voraus, so kann die minimal benötigte Version hier angegeben werden. Geprüft wird hier immer gegen die installierte Version des Moduls „system“. Nur wenn dieses in der gleichen oder in einer höheren Versionsnummer vorliegt kann das aktuelle Modul installiert werden.</text:p>
      <text:p text:style-name="Quellcode"><text:tab/>public function <text:bookmark-start text:name="__DdeLink__746_125622390"/>hasPostInstalls<text:bookmark-end text:name="__DdeLink__746_125622390"/>() {<text:line-break/><text:tab/> <text:s text:c="3"/>$strQuery = "SELECT COUNT(*) FROM "._dbprefix_."element WHERE element_name='votings'";<text:line-break/><text:tab/> <text:s text:c="3"/>$arrRow = $this-&gt;objDB-&gt;getRow($strQuery);<text:line-break/><text:tab/> <text:s text:c="3"/>if($arrRow["COUNT(*)"] == 0)<text:line-break/><text:tab/> <text:s text:c="7"/>return true;<text:line-break/><text:line-break/><text:tab/> <text:s text:c="3"/>return false;<text:line-break/><text:tab/>}</text:p>
      <text:p text:style-name="Text_20_body">Über die Methode hasPostInstalls teilt das Modul dem Installer mit, ob es noch nachgelagerte Installationen wie Elemente bereitstellt. Hier wird überprüft, ob das Seitenelement „votings“ bereits installiert wurde.</text:p>
      <text:p text:style-name="Text_20_body">Die eigentliche Installation des Moduls erfolgt in der Methode install(). Diese wird im Installer an der Stelle der Modul-Installationen aufgerufen.</text:p>
      <text:p text:style-name="Quellcode">public function install() {<text:line-break/><text:tab/>$strReturn = "";<text:line-break/><text:tab/>//votings <text:line-break/><text:tab/>$strReturn .= "Installing table votings_voting...\n";<text:line-break/><text:tab/>$arrFields = array();<text:line-break/><text:tab/>$arrFields["votings_voting_id"] <text:tab/><text:tab/>= array("char20", false);<text:line-break/><text:tab/>$arrFields["votings_voting_title"]<text:tab/><text:tab/>= array("char254", true);<text:line-break/><text:line-break/><text:tab/>if(!$this-&gt;objDB-&gt;createTable("votings_voting", $arrFields, array("votings_voting_id")))<text:line-break/><text:tab/><text:tab/>$strReturn .= "An error occured! ...\n";</text:p>
      <text:p text:style-name="Quellcode"><text:tab/>$strReturn .= "Installing table votings_answer...\n";<text:line-break/><text:tab/>$arrFields = array();<text:line-break/><text:tab/>$arrFields["votings_answer_id"] <text:s text:c="8"/>= array("char20", false);<text:line-break/><text:tab/>$arrFields["votings_answer_text"] <text:s text:c="6"/>= array("text", true);<text:line-break/><text:tab/>$arrFields["votings_answer_hits"] <text:s text:c="6"/>= array("int", true);</text:p>
      <text:p text:style-name="Quellcode"><text:tab/>if(!$this-&gt;objDB-&gt;createTable("votings_answer", $arrFields, array("votings_answer_id")))<text:line-break/><text:tab/><text:tab/>$strReturn .= "An error occured! ...\n";</text:p>
      <text:p text:style-name="Text_20_body">Die vorangegangen Blöcke legen die beiden Tabellen „votings_voting“ sowie „votings_answer“ an. <text:soft-page-break/>Die Definition der Tabellen erfolgt hierbei komplett ohne SQL, dieses wird passend zur verwendeten Zieldatenbank vom Framework selbst generiert (siehe hierzu auch <text:a xlink:type="simple" xlink:href="http://apidocs.kajona.de/v3.3.0/modul_system/class_db.html#createTable">http://apidocs.kajona.de/v3.3.0/modul_system/class_db.html#createTable</text:a>). Lediglich die Paramter der einzelnen Spalten werden definiert.</text:p>
      <text:p text:style-name="Quellcode"><text:tab/>//register the module<text:line-break/><text:tab/>$strSystemID = $this-&gt;registerModule("votings", _votings_modul_id_, "class_modul_votings_portal.php", "class_modul_votings_admin.php", $this-&gt;arrModule["version"], true);</text:p>
      <text:p text:style-name="Text_20_body">Nachdem die Tabellen angelegt wurden, kann das Modul als solches dem System bekannt gemacht werden. Durch den Aufruf von registerModule() werden die benötigten Einträge in der Datenbank automatisch vorgenommen, ebenso wie die Integration in das Rechtesystem (siehe hierzu auch <text:a xlink:type="simple" xlink:href="http://apidocs.kajona.de/v3.3.0/modul_system/class_installer_base.html#registerModule">http://apidocs.kajona.de/v3.3.0/modul_system/class_installer_base.html#registerModule</text:a>). Es werden also die zum Modul zugehörigen Dateinamen der Admin- und Portal-Klassen gesetzt, die zuvor definierte Modul-ID sowie der Modul-Name und Modul-Version. Der letzte Boolean-Parameter entscheidet, ob das Modul in der Backend-Navigation erscheint oder versteckt wird.</text:p>
      <text:p text:style-name="Quellcode"><text:tab/>//modify default rights to allow guests to vote<text:line-break/><text:tab/>$strReturn .= "Modifying modules' rights node...\n";<text:line-break/><text:tab/>$this-&gt;objRights-&gt;addGroupToRight(_guests_group_id_, $strSystemID, "right1");</text:p>
      <text:p text:style-name="Quellcode"><text:tab/>return $strReturn;<text:line-break/>}</text:p>
      <text:p text:style-name="Text_20_body">Ein Spezialfall stellt die Rechtekonfiguration des Voting-Moduls dar. Wie in den Anforderungen genannt soll es Gästen per default ermöglicht werden, an Votings teilzunehmen. Für das Recht „Voting“ verwendet das Modul das erste frei zur Verfügung stehende Recht, hier „right1“. Durch den obigen Aufruf von addGroupToRight() wird der Rechte-Knoten des Moduls so verändert, dass Gäste das Recht „right1“ zugewiesen haben. Alle später angelegten Votings erben automatisch vom Modulknoten, so dass das Recht hier ebenfalls vererbt wird und nicht gesondert gesetzt werden muss. </text:p>
      <text:p text:style-name="Quellcode">public function postInstall() {<text:line-break/><text:tab/>$strReturn = "";<text:line-break/><text:tab/>//Register the element<text:line-break/><text:tab/>$strReturn .= "Registering votings-element...\n";<text:line-break/><text:tab/>//check, if not already existing<text:line-break/><text:tab/>$objElement = null;<text:line-break/><text:tab/>try {<text:line-break/><text:tab/> <text:s text:c="3"/>$objElement = class_modul_pages_element::getElement("votings");<text:line-break/><text:tab/>}<text:line-break/><text:tab/>catch (class_exception $objEx) <text:s/>{<text:line-break/><text:tab/>}<text:line-break/><text:tab/>if($objElement == null) {<text:line-break/><text:tab/> <text:s text:c="3"/>$objElement = new class_modul_pages_element();<text:line-break/><text:tab/> <text:s text:c="3"/>$objElement-&gt;setStrName("votings");<text:line-break/><text:tab/> <text:s text:c="3"/>$objElement-&gt;setStrClassAdmin("class_element_votings.php");<text:line-break/><text:tab/> <text:s text:c="3"/>$objElement-&gt;setStrClassPortal("class_element_votings.php");<text:line-break/><text:tab/> <text:s text:c="3"/>$objElement-&gt;setIntCachetime(-1);<text:line-break/><text:tab/> <text:s text:c="3"/>$objElement-&gt;setIntRepeat(1);<text:line-break/><text:tab/> <text:s text:c="3"/>$objElement-&gt;setStrVersion($this-&gt;getVersion());<text:line-break/><text:tab/> <text:s text:c="3"/>$objElement-&gt;updateObjectToDb();<text:line-break/><text:tab/> <text:s text:c="3"/>$strReturn .= "Element registered...\n";<text:line-break/><text:tab/>}<text:line-break/><text:tab/>else {<text:line-break/><text:tab/><text:tab/>$strReturn .= "Element already installed!...\n";<text:line-break/><text:tab/>}<text:line-break/><text:line-break/><text:tab/>return $strReturn;<text:line-break/>}</text:p>
      <text:p text:style-name="Text_20_body">Je nach dem welchen Wert die Methode hasPostInstalls() zurückliefert, kann der Anwender im Installer-Schritt „Seitenelemente“ weitere, nachgelagerte Installationen durchführen. In der Regel ist das die Installation der zugehörigen Seitenlemente, so auch hier in der Methode postInstall().</text:p>
      <text:p text:style-name="Quellcode"><text:soft-page-break/>public function update() {<text:line-break/> <text:s text:c="7"/>$strReturn = "";<text:line-break/> <text:s text:c="7"/>//check installed version and to which version we can update<text:line-break/> <text:s text:c="7"/>$arrModul = $this-&gt;getModuleData($this-&gt;arrModule["name"], false);<text:line-break/> <text:s text:c="7"/>$strReturn .= "Version found:\n\t Module: ".$arrModul["module_name"].", Version: ".$arrModul["module_version"]."\n\n";<text:line-break/> <text:s text:c="7"/>return $strReturn."\n\n";<text:line-break/><text:tab/>}<text:line-break/>}</text:p>
      <text:p text:style-name="Text_20_body">Die update() Methode führt, wie der Name schon sagt, Updates eines installierten Moduls durch. Da das Modul Votings hier initial angelegt wird, gibt es natürlich noch keine Updates.</text:p>
      <text:p text:style-name="Text_20_body">Ein Update des Moduls wird vom Installer dann angeboten, wenn die im Konstruktor genannte Versionsnummer höher als die in der Datenbank bekannte Versionsnummer ausfällt.</text:p>
      <text:h text:style-name="Heading_20_2" text:outline-level="2"><text:bookmark-start text:name="__DdeLink__1140_125622390"/>/system/class_modul_votings_answer.php<text:bookmark-end text:name="__DdeLink__1140_125622390"/></text:h>
      <text:p text:style-name="Text_20_body">Als eine der beiden Model-Beans wird eine einzelne Antwort einer Umfrage in Form der Klasse class_modul_votings_answer repräsentiert.</text:p>
      <text:p text:style-name="Quellcode">modul_votings_answer extends class_model implements interface_model <text:s/>{<text:line-break/> <text:s text:c="3"/>private $strText = "";<text:line-break/> <text:s text:c="3"/>private $intHits = 0;</text:p>
      <text:p text:style-name="Quellcode"><text:s text:c="4"/>public function __construct($strSystemid = "") {<text:line-break/><text:tab/>$arrModul = array();<text:line-break/><text:tab/>$arrModul["name"] <text:tab/><text:tab/><text:tab/>= "modul_votings";<text:line-break/><text:tab/>$arrModul["author"] <text:tab/><text:tab/><text:tab/>= "sidler @ mulchprod.de";<text:line-break/><text:tab/>$arrModul["moduleId"] <text:tab/><text:tab/><text:tab/>= _votings_modul_id_;<text:line-break/><text:tab/>$arrModul["modul"]<text:tab/><text:tab/><text:tab/>= "votings";<text:line-break/><text:tab/>$arrModul["table"]<text:tab/><text:tab/><text:tab/>= _dbprefix_."votings_answer";<text:line-break/><text:tab/>parent::__construct($arrModul, $strSystemid);<text:line-break/><text:line-break/><text:tab/>if($strSystemid != "")<text:line-break/><text:tab/><text:tab/>$this-&gt;initObject();<text:line-break/> <text:s text:c="3"/>}</text:p>
      <text:p text:style-name="Text_20_body">Wie bereits vom Installer bekannt, werden im Konstruktor lediglich Meta-Informationen gesetzt. Größtenteils sind diese optional, sollte aber aus dokumentatorischen Zwecken gesetzt werden.</text:p>
      <text:p text:style-name="Text_20_body">Zusätzlich wird bei übergebener systemid das Initialisieren des Objektes veranlasst.</text:p>
      <text:p text:style-name="Quellcode"><text:s text:c="4"/>protected function getObjectTables() {<text:line-break/> <text:s text:c="7"/>return array(_dbprefix_."votings_answer" =&gt; "votings_answer_id");<text:line-break/> <text:s text:c="3"/>}</text:p>
      <text:p text:style-name="Text_20_body">Die Methode <text:s/>getObjectTables() liefert die Tabelle(n) samt Primärschlüssel(n), in der das Objekt persistiert wird. Gibt es beim Speichern des Objektes in der entsprechenden Tabelle noch keinen Eintrag, dann wird vom Framework automatisch ein leerer Datensatz angelegt. Danach wird die Update-Funktion des Objektes aufgerufen. Das hat den Vorteil, dass bei der Entwicklung des Beans lediglich das Update-Verhalten implementiert werden muss. Das von Datenbanken bekannte „insert“ wird vom Framework automatisch durchgeführt. Siehe hierzu auch</text:p>
      <text:list xml:id="list1892059553" text:style-name="L5">
        <text:list-item>
          <text:p text:style-name="P10"><text:a xlink:type="simple" xlink:href="http://apidocs.kajona.de/v3.3.0/modul_system/class_model.html#updateObjectToDb">http://apidocs.kajona.de/v3.3.0/modul_system/class_model.html#updateObjectToDb</text:a></text:p>
        </text:list-item>
        <text:list-item>
          <text:p text:style-name="P10"><text:a xlink:type="simple" xlink:href="http://apidocs.kajona.de/v3.3.0/modul_system/class_model.html#updateStateToDb">http://apidocs.kajona.de/v3.3.0/modul_system/class_model.html#updateStateToDb</text:a></text:p>
        </text:list-item>
        <text:list-item>
          <text:p text:style-name="P10"><text:a xlink:type="simple" xlink:href="http://apidocs.kajona.de/v3.3.0/modul_system/class_model.html#onInsertToDb">http://apidocs.kajona.de/v3.3.0/modul_system/class_model.html#onInsertToDb</text:a></text:p>
          <text:p text:style-name="P10"/>
        </text:list-item>
      </text:list>
      <text:p text:style-name="Quellcode"><text:s text:c="4"/>protected function getObjectDescription() {<text:line-break/> <text:s text:c="7"/>return "voting answer ".$this-&gt;getStrText();<text:line-break/> <text:s text:c="3"/>}</text:p>
      <text:p text:style-name="Text_20_body">Die Objekt-Beschreibung wird ebenfalls nur zu Dokumentationszwecken verwendet, u.A. in den <text:soft-page-break/>Logfiles des Frameworks.</text:p>
      <text:p text:style-name="Quellcode"><text:s text:c="4"/>public function initObject() {<text:line-break/> <text:s text:c="8"/>$strQuery = "SELECT * FROM ".$this-&gt;arrModule["table"]."<text:line-break/> <text:s text:c="21"/>WHERE votings_answer_id = '".dbsafeString($this-&gt;getSystemid())."'";</text:p>
      <text:p text:style-name="Quellcode"><text:s text:c="9"/>$arrRow = $this-&gt;objDB-&gt;getRow($strQuery);<text:line-break/> <text:s text:c="8"/>$this-&gt;setStrText($arrRow["votings_answer_text"]);<text:line-break/> <text:s text:c="8"/>$this-&gt;setIntHits($arrRow["votings_answer_hits"]);<text:line-break/> <text:s text:c="3"/>}</text:p>
      <text:p text:style-name="Text_20_body">Wie unschwer zu erraten, sorgt <text:s/>initObject() für die Initialisierung des Objektes. Es wird also der aktuelle Stand aus der Datenbank geladen, die Werte werden den einzelnen Properties zugewiesen.</text:p>
      <text:p text:style-name="Quellcode"><text:s text:c="4"/>protected function updateStateToDb() {<text:line-break/> <text:s text:c="7"/>class_logger::getInstance()-&gt;addLogRow("updated votings answer ".$this-&gt;getSystemid(),class_logger::$levelInfo);<text:line-break/></text:p>
      <text:p text:style-name="Quellcode"><text:s text:c="8"/>$strQuery = "UPDATE ".$this-&gt;arrModule["table"]."<text:line-break/> <text:s text:c="23"/>SET votings_answer_text = '".dbsafeString($this-&gt;getStrText())."',<text:line-break/> <text:s text:c="27"/>votings_answer_hits = ".dbsafeString((int)$this-&gt;getIntHits())."<text:line-break/> <text:s text:c="22"/>WHERE votings_answer_id = '".dbsafeString($this-&gt;getSystemid())."'";<text:line-break/> <text:s text:c="7"/>return $this-&gt;objDB-&gt;_query($strQuery);<text:line-break/> <text:s text:c="3"/>}</text:p>
      <text:p text:style-name="Text_20_body">Wie bereits im Vorfeld erwähnt, kennen Kajona Model-Beans lediglich ein Update-Verhalten. Wird ein Update des Status von extern veranlasst, so ruft das Framework die Methode <text:s/>updateStateToDb() des Beans auf, welche den aktuellen Status auf die Datenbank synchronisiert.</text:p>
      <text:p text:style-name="Text_20_body"><text:bookmark-start text:name="__DdeLink__1242_125622390"/>Siehe hierzu auch</text:p>
      <text:list xml:id="list2015569483" text:continue-numbering="true" text:style-name="L5">
        <text:list-item>
          <text:p text:style-name="P10"><text:a xlink:type="simple" xlink:href="http://apidocs.kajona.de/v3.3.0/modul_system/class_model.html#updateObjectToDb">http://apidocs.kajona.de/v3.3.0/modul_system/class_model.html#updateObjectToDb</text:a></text:p>
        </text:list-item>
        <text:list-item>
          <text:p text:style-name="P10"><text:a xlink:type="simple" xlink:href="http://apidocs.kajona.de/v3.3.0/modul_system/class_model.html#updateStateToDb">http://apidocs.kajona.de/v3.3.0/modul_system/class_model.html#updateStateToDb</text:a></text:p>
        </text:list-item>
        <text:list-item>
          <text:p text:style-name="P10"><text:a xlink:type="simple" xlink:href="http://apidocs.kajona.de/v3.3.0/modul_system/class_model.html#onInsertToDb">http://apidocs.kajona.de/v3.3.0/modul_system/class_model.html#onInsertToDb</text:a><text:bookmark-end text:name="__DdeLink__1242_125622390"/></text:p>
        </text:list-item>
      </text:list>
      <text:p text:style-name="Quellcode"><text:tab/>public function deleteAnswer() {<text:line-break/><text:tab/><text:tab/>class_logger::getInstance()-&gt;addLogRow("deleted answer ".$this-&gt;getObjectDescription(), class_logger::$levelInfo);</text:p>
      <text:p text:style-name="Quellcode"><text:tab/><text:tab/>$strQuery = "DELETE FROM ".$this-&gt;arrModule["table"]." WHERE votings_answer_id = '".dbsafeString($this-&gt;getSystemid())."'";<text:line-break/> <text:s text:c="11"/><text:line-break/><text:tab/><text:tab/>if($this-&gt;objDB-&gt;_query($strQuery)) {<text:line-break/><text:tab/><text:tab/> <text:s text:c="3"/>if($this-&gt;deleteSystemRecord($this-&gt;getSystemid()))<text:line-break/><text:tab/><text:tab/> <text:s text:c="7"/>return true;<text:line-break/><text:tab/><text:tab/>}<text:line-break/><text:tab/><text:tab/>return false;<text:line-break/><text:tab/>}</text:p>
      <text:p text:style-name="Quellcode">[ ... Getters and Setter ... ]</text:p>
      <text:p text:style-name="Quellcode">}</text:p>
      <text:p text:style-name="Text_20_body">Soll das Bean, hier also eine Antwort, gelöscht werden, dann sorgt hierfür die Methode deleteAnswer(). Das Bean muss hierbei lediglich die eigenen Daten löschen, die Einträge in den Systemtabellen werden durch den Aufruf von deleteSystemRecord() vom Framework gelöscht.</text:p>
      <text:h text:style-name="Heading_20_2" text:outline-level="2">/system/class_modul_votings_voting.php</text:h>
      <text:p text:style-name="Text_20_body">Das zweite zum Modul gehörende Bean ist ein Voting. Da es vom Aufbau her quasi identisch zum Answer-Bean ist, sollen nur die Unterschiede betrachtet werden.</text:p>
      <text:p text:style-name="Quellcode"><text:soft-page-break/><text:s text:c="4"/>protected function <text:bookmark-start text:name="__DdeLink__1174_125622390"/>updateStateToDb<text:bookmark-end text:name="__DdeLink__1174_125622390"/>() {<text:line-break/> <text:s text:c="7"/>$objStartDate = null;<text:line-break/> <text:s text:c="7"/>$objEndDate = null;<text:line-break/><text:line-break/> <text:s text:c="7"/>if($this-&gt;getLongDateStart() != 0 &amp;&amp; $this-&gt;getLongDateStart() != "")<text:line-break/> <text:s text:c="11"/>$objStartDate = new class_date($this-&gt;getLongDateStart());<text:line-break/><text:line-break/> <text:s text:c="7"/>if($this-&gt;getLongDateEnd() != 0 &amp;&amp; $this-&gt;getLongDateEnd() != "")<text:line-break/> <text:s text:c="11"/>$objEndDate = new class_date($this-&gt;getLongDateEnd());<text:line-break/><text:line-break/> <text:s text:c="7"/>$this-&gt;updateDateRecord($this-&gt;getSystemid(), $objStartDate, $objEndDate, null);<text:line-break/><text:line-break/> <text:s text:c="7"/>$strQuery = "UPDATE ".$this-&gt;arrModule["table"]."<text:line-break/> <text:s text:c="21"/>SET votings_voting_title ='".dbsafeString($this-&gt;getStrTitle())."'<text:line-break/> <text:s text:c="19"/>WHERE votings_voting_id ='".dbsafeString($this-&gt;getSystemid())."'";<text:line-break/><text:line-break/> <text:s text:c="7"/>return $this-&gt;objDB-&gt;_query($strQuery);<text:line-break/> <text:s text:c="3"/>}</text:p>
      <text:p text:style-name="Text_20_body">Zusätzlich zur von der Answer bekannten Methode updateStateToDb() speichert das Voting-Bean noch das Start- und Ende-Datum in der Kajona-Date Tabelle.</text:p>
      <text:p text:style-name="Text_20_body">Siehe hierzu auch <text:a xlink:type="simple" xlink:href="http://apidocs.kajona.de/v3.3.0/modul_system/class_root.html#updateDateRecord">http://apidocs.kajona.de/v3.3.0/modul_system/class_root.html#updateDateRecord</text:a>.</text:p>
      <text:p text:style-name="Quellcode"><text:s text:c="4"/>protected function onInsertToDb() {<text:line-break/> <text:s text:c="7"/>$objStartDate = null;<text:line-break/> <text:s text:c="7"/>$objEndDate = null;</text:p>
      <text:p text:style-name="Quellcode"><text:s text:c="8"/>if($this-&gt;getLongDateStart() != 0 &amp;&amp; $this-&gt;getLongDateStart() != "")<text:line-break/> <text:s text:c="11"/>$objStartDate = new class_date($this-&gt;getLongDateStart());<text:line-break/> <text:s text:c="7"/>if($this-&gt;getLongDateEnd() != 0 &amp;&amp; $this-&gt;getLongDateEnd() != "")<text:line-break/> <text:s text:c="11"/>$objEndDate = new class_date($this-&gt;getLongDateEnd());</text:p>
      <text:p text:style-name="Quellcode"><text:s text:c="8"/>return $this-&gt;createDateRecord($this-&gt;getSystemid(), $objStartDate, $objEndDate, null);<text:line-break/> <text:s text:c="3"/>}</text:p>
      <text:p text:style-name="Text_20_body">Neu hinzugekommen ist die Methode onInsertToDb(). Diese wird vom Framework immer dann aufgerufen, wenn bei einem Update des Beans erkannt wird, dass das Bean noch nie in der Datenbank persistiert wurde. Die Methode kann optional von Beans überschrieben werden, um Aktionen durchzuführen, die lediglich bei einem Insert notwendig sind.</text:p>
      <text:p text:style-name="Text_20_body">In diesem Fall wäre es der Aufruf der Methode createDateRecord(), um initial die Datum-Werte anzulegen.</text:p>
      <text:p text:style-name="Text_20_body">Siehe hierzu auch</text:p>
      <text:list xml:id="list757538468" text:continue-numbering="true" text:style-name="L5">
        <text:list-item>
          <text:p text:style-name="P10"><text:a xlink:type="simple" xlink:href="http://apidocs.kajona.de/v3.3.0/modul_system/class_model.html#updateObjectToDb">http://apidocs.kajona.de/v3.3.0/modul_system/class_model.html#updateObjectToDb</text:a></text:p>
        </text:list-item>
        <text:list-item>
          <text:p text:style-name="P10"><text:a xlink:type="simple" xlink:href="http://apidocs.kajona.de/v3.3.0/modul_system/class_model.html#updateStateToDb">http://apidocs.kajona.de/v3.3.0/modul_system/class_model.html#updateStateToDb</text:a></text:p>
        </text:list-item>
        <text:list-item>
          <text:p text:style-name="P10"><text:a xlink:type="simple" xlink:href="http://apidocs.kajona.de/v3.3.0/modul_system/class_model.html#onInsertToDb">http://apidocs.kajona.de/v3.3.0/modul_system/class_model.html#onInsertToDb</text:a></text:p>
        </text:list-item>
        <text:list-item>
          <text:p text:style-name="P10"><text:a xlink:type="simple" xlink:href="http://apidocs.kajona.de/v3.3.0/modul_system/class_root.html#createDateRecord">http://apidocs.kajona.de/v3.3.0/modul_system/class_root.html#createDateRecord</text:a></text:p>
        </text:list-item>
      </text:list>
      <text:p text:style-name="Text_20_body">Hinweis: Kajona bietet zwar die Verwaltung der Date-Werte an, jedoch muss diese explizit verwendet werden. Da viele Datensätze keine zugehörigen Date-Werte vorhalten, würde eine implizite Anlage der Werte zu einem unnötigen Speicherverbrauch führen.</text:p>
      <text:p text:style-name="Text_20_body">Zusätzlich bietet das Voting-Bean noch die Methoden getVotings() sowie getAllAnswers(), wobei getVotings() als Fabrikmethode für Voting-Beans fungiert: die Methode liefert ein Array an verfügbaren Voting-Objekten zurück. Die Methode getAllAnswers() kann auf einer Instanz eines Voting-Beans aufgerufen werden und liefert eine Liste der dem Voting zugehörigen Answer-Objekte zurück.</text:p>
      <text:h text:style-name="Heading_20_2" text:outline-level="2"><text:soft-page-break/>/admin/class_modul_votings_admin.php</text:h>
      <text:p text:style-name="Text_20_body">Nachdem nun sowohl das Modul installiert wurde als auch die Beans definiert sind, kann mit der Admin-Ansicht des Moduls begonnen werden. </text:p>
      <text:p text:style-name="Quellcode">class class_modul_votings_admin extends class_admin implements interface_admin {<text:line-break/><text:tab/>public function __construct() {<text:line-break/><text:tab/><text:tab/>$arrModul["name"] <text:tab/><text:tab/><text:tab/>= "modul_votings";<text:line-break/><text:tab/><text:tab/>$arrModul["author"] <text:tab/><text:tab/><text:tab/>= "sidler @ mulchprod.de";<text:line-break/><text:tab/><text:tab/>$arrModul["moduleId"] <text:tab/><text:tab/><text:tab/>= _votings_modul_id_;<text:line-break/><text:tab/><text:tab/>$arrModul["table"] <text:tab/><text:tab/><text:tab/>= _dbprefix_."votings_voting";<text:line-break/><text:tab/><text:tab/>$arrModul["table2"]<text:tab/><text:tab/><text:tab/>= _dbprefix_."votings_answer";<text:line-break/><text:tab/><text:tab/>$arrModul["modul"]<text:tab/><text:tab/><text:tab/>= "votings";<text:line-break/><text:tab/><text:tab/>parent::__construct($arrModul);<text:line-break/><text:tab/>}</text:p>
      <text:p text:style-name="Text_20_body">Wie üblich definiert der Konstruktor Metadaten, die teilweise optional sind, der Vollständigkeit halber aber gepflegt werden sollten. Die Metadaten werden unter Anderem für das Laden der Zugehörigen Texte verwendet, spätestens hierfür sollten diese gepflegt werden.</text:p>
      <text:p text:style-name="Quellcode"><text:tab/>public function action($strAction = "") {<text:line-break/><text:tab/> <text:s text:c="3"/>$strReturn = "";<text:line-break/><text:tab/> <text:s text:c="3"/>if($strAction == "")<text:line-break/><text:tab/> <text:s text:c="6"/>$strAction = "list";<text:line-break/><text:line-break/><text:tab/> <text:s text:c="3"/>try {<text:line-break/> <text:s text:c="3"/><text:tab/><text:tab/>if($strAction == "list")<text:line-break/> <text:s text:c="3"/><text:tab/><text:tab/><text:tab/>$strReturn = $this-&gt;actionList();</text:p>
      <text:p text:style-name="Quellcode"><text:s text:c="4"/><text:tab/><text:tab/>else if($strAction == "newVoting")<text:line-break/> <text:s text:c="3"/><text:tab/><text:tab/><text:tab/>$strReturn = $this-&gt;actionNewVoting("new");<text:line-break/> <text:s text:c="3"/><text:tab/><text:tab/>else if($strAction == "editVoting")<text:line-break/> <text:s text:c="3"/><text:tab/><text:tab/><text:tab/>$strReturn = $this-&gt;actionNewVoting("edit");<text:line-break/> <text:s text:c="3"/><text:tab/><text:tab/>else if($strAction == "saveVoting") {<text:line-break/> <text:s text:c="3"/><text:tab/><text:tab/> <text:s text:c="3"/>if(<text:bookmark-start text:name="__DdeLink__1152_472522909"/>$this-&gt;validateForm()<text:bookmark-end text:name="__DdeLink__1152_472522909"/>) {<text:line-break/> <text:s text:c="3"/><text:tab/><text:tab/><text:tab/> <text:s text:c="3"/>$strReturn = $this-&gt;actionSaveVoting();<text:line-break/> <text:s text:c="3"/><text:tab/><text:tab/><text:tab/> <text:s text:c="3"/>if($strReturn == "")<text:line-break/> <text:s text:c="3"/><text:tab/><text:tab/><text:tab/> <text:s text:c="6"/>$this-&gt;adminReload(getLinkAdminHref($this-&gt;arrModule["modul"]));<text:line-break/> <text:s text:c="3"/><text:tab/><text:tab/> <text:s text:c="3"/>}<text:line-break/> <text:s text:c="3"/><text:tab/><text:tab/> <text:s text:c="3"/>else {<text:line-break/> <text:s text:c="3"/><text:tab/><text:tab/> <text:s text:c="7"/>if($this-&gt;getParam("mode") == "new")<text:line-break/> <text:s text:c="3"/><text:tab/><text:tab/> <text:s text:c="11"/>$strReturn = $this-&gt;actionNewVoting("new");<text:line-break/> <text:s text:c="3"/><text:tab/><text:tab/> <text:s text:c="7"/>else<text:line-break/> <text:s text:c="3"/><text:tab/><text:tab/> <text:s text:c="11"/>$strReturn = $this-&gt;actionNewVoting("edit");<text:line-break/> <text:s text:c="3"/><text:tab/><text:tab/> <text:s text:c="3"/>}<text:line-break/> <text:s text:c="3"/><text:tab/><text:tab/>}<text:line-break/> <text:s text:c="3"/><text:tab/><text:tab/>else if($strAction == "deleteVoting") {<text:line-break/> <text:s text:c="3"/><text:tab/><text:tab/><text:tab/>$strReturn = $this-&gt;actionDeleteVoting();<text:line-break/> <text:s text:c="3"/><text:tab/><text:tab/><text:tab/>if($strReturn == "")<text:line-break/> <text:s text:c="19"/>$this-&gt;adminReload(getLinkAdminHref($this-&gt;arrModule["modul"]));<text:line-break/> <text:s text:c="3"/><text:tab/><text:tab/>}</text:p>
      <text:p text:style-name="Quellcode"><text:tab/>[ ... ]action parts for the answers [ ... ] </text:p>
      <text:p text:style-name="Quellcode"><text:s text:c="4"/><text:tab/>}<text:line-break/> <text:s text:c="3"/><text:tab/>catch (class_exception $objException) {<text:line-break/> <text:s text:c="3"/><text:tab/> <text:s text:c="3"/>$objException-&gt;processException();<text:line-break/> <text:s text:c="3"/><text:tab/> <text:s text:c="3"/>$strReturn = "An internal error occured: ".$objException-&gt;getMessage();<text:line-break/> <text:s text:c="3"/><text:tab/>}<text:line-break/> <text:s text:c="3"/><text:tab/>$this-&gt;strOutput = $strReturn;<text:line-break/> <text:s text:c="3"/>}</text:p>
      <text:p text:style-name="Text_20_body">Der action() Block steuert die Admin-Klasse und ruft die einzelnen Methoden auf, je nach angeforderter Aktion. Die action() Methode wird dabei vom Framework aufgerufen, übergeben wird die auszuführende Aktion. Wird keine Aktion übergeben, so kann hier eine default-Aktion gesetzt werden, im obigen Beispiel wäre das die Aktion „list“, was der Listenansicht der verfügbaren Votings entspricht ( actionList() ).</text:p>
      <text:p text:style-name="Quellcode"><text:soft-page-break/><text:tab/>public function getOutputContent() {<text:line-break/><text:tab/><text:tab/>return $this-&gt;strOutput;<text:line-break/><text:tab/>}</text:p>
      <text:p text:style-name="Text_20_body">Das Ergebnis der Ausführung wird in diesem Fall nicht als Rückgabewert der action()-Methode erwartet, sondern wird zu einem späteren Zeitpunkt über die Methode getOutputContent() geladen.</text:p>
      <text:p text:style-name="Quellcode"><text:tab/>public function getOutputModuleNavi() {<text:line-break/><text:tab/> <text:s text:c="3"/>$arrReturn = array();<text:line-break/><text:tab/> <text:s text:c="3"/>$arrReturn[] = array("right", getLinkAdmin("right", "change", "&amp;changemodule=".$this-&gt;arrModule["modul"], <text:s/>$this-&gt;getText("module_permissions"), "", "", true, "adminnavi"));<text:line-break/><text:tab/> <text:s text:c="3"/>$arrReturn[] = array("", "");<text:line-break/><text:tab/> <text:s text:c="3"/>$arrReturn[] = array("view", getLinkAdmin($this-&gt;arrModule["modul"], "list", "", $this-&gt;getText("module_list"), "", "", true, "adminnavi"));<text:line-break/><text:tab/> <text:s text:c="3"/>$arrReturn[] = array("", "");<text:line-break/><text:tab/> <text:s text:c="3"/>$arrReturn[] = array("edit", getLinkAdmin($this-&gt;arrModule["modul"], "newVoting", "", $this-&gt;getText("module_create"), "", "", true, "adminnavi"));<text:line-break/><text:tab/> <text:s text:c="3"/>return $arrReturn;<text:line-break/><text:tab/>}</text:p>
      <text:p text:style-name="Text_20_body">Der Aufbau der Modul-Navigation (im Standard-Skin die Navigation am linken Rand) erfolgt über den Rückgabewert der Methode getOutputModuleNavi(). Der Rückgabewert ist dabei ein zweidimensionales Array. Jeder Eintrag des Arrays ist wieder ein Array, welches sowohl das benötigte Recht, als auch den Link dazu speichert. Das Framework prüft dann selbstständig, ob der aktuelle Benutzer das angegebene Recht besitzt und blendet dann, wenn gegeben, den Link als Navigationspunkt ein.</text:p>
      <text:p text:style-name="Text_20_body">Um logische Trenner in der Navigation auszugeben, kann ein Array mit leeren Werten zurückgegeben werden: $arrReturn[] = array("", "");</text:p>
      <text:p text:style-name="Text_20_body">Siehe hierzu auch <text:a xlink:type="simple" xlink:href="http://apidocs.kajona.de/v3.3.0/modul_system/class_admin.html#getOutputModuleNavi">http://apidocs.kajona.de/v3.3.0/modul_system/class_admin.html#getOutputModuleNavi</text:a></text:p>
      <text:p text:style-name="Quellcode"><text:s text:c="4"/>protected function getRequiredFields() {<text:line-break/> <text:s text:c="7"/>$strAction = $this-&gt;getAction();<text:line-break/> <text:s text:c="7"/>$arrReturn = array();<text:line-break/> <text:s text:c="7"/>if($strAction == "saveVoting") {<text:line-break/> <text:s text:c="11"/>$arrReturn["voting_title"] = "string";<text:line-break/> <text:s text:c="7"/>}</text:p>
      <text:p text:style-name="Quellcode"><text:s text:c="8"/>if($strAction == "saveAnswer") {<text:line-break/> <text:s text:c="11"/>$arrReturn["answer_title"] = "string";<text:line-break/> <text:s text:c="7"/>}</text:p>
      <text:p text:style-name="Quellcode"><text:s text:c="8"/>return $arrReturn;<text:line-break/> <text:s text:c="3"/>}</text:p>
      <text:p text:style-name="Text_20_body">Die Methode getRequiredFields() kann zu Validierung von Formulareingaben genutzt werden – die Validierung erfolgt dann vom Framework automatisch. Um die Validierung zu nutzen, muss Kajona jedoch wissen, bei welcher Aktion welche Felder geprüft werden sollen. Hier wären es also das Feld „voting_title“ bei der Aktion „saveVoting“ sowie das Feld „answer_title“ beim Ausführen von „saveAnswer“. Die Methode gibt also, je nach Aktion, ein anderes Array nach dem Schema „Feld = Datentyp“ zurück.</text:p>
      <text:p text:style-name="Text_20_body">Die Validierung an sich wird hier in der bereits beschriebenen action()-Methode durch $this-&gt;validateForm() ausgelöst, welche einen bool-Wert zurückliefert. </text:p>
      <text:p text:style-name="Text_20_body">Die fehlerhaften Felder können dann direkt und formatiert an entsprechender Stelle über den Aufruf von $this-&gt;objToolkit-&gt;getValidationErrors($this); ausgegeben werden.</text:p>
      <text:p text:style-name="Text_20_body">Siehe hierzu auch</text:p>
      <text:list xml:id="list1990632332" text:style-name="L6">
        <text:list-item>
          <text:p text:style-name="P11"><text:a xlink:type="simple" xlink:href="http://apidocs.kajona.de/v3.3.0/modul_system/class_admin.html#getRequiredFields">http://apidocs.kajona.de/v3.3.0/modul_system/class_admin.html#getRequiredFields</text:a></text:p>
        </text:list-item>
        <text:list-item>
          <text:p text:style-name="P11"><text:a xlink:type="simple" xlink:href="http://apidocs.kajona.de/v3.3.0/modul_system/class_admin.html#getValidationErrors">http://apidocs.kajona.de/v3.3.0/modul_system/class_admin.html#getValidationErrors</text:a></text:p>
        </text:list-item>
        <text:list-item>
          <text:p text:style-name="P11"><text:a xlink:type="simple" xlink:href="http://apidocs.kajona.de/v3.3.0/modul_system/class_toolkit_admin.html#getValidationErrors">http://apidocs.kajona.de/v3.3.0/modul_system/class_toolkit_admin.html#getValidationErrors</text:a></text:p>
          <text:p text:style-name="P11"><text:soft-page-break/></text:p>
        </text:list-item>
      </text:list>
      <text:p text:style-name="Text_20_body">Der nun folgende, durchaus lange Block der actionList() Methode, sorgt für die tabellarische Darstellung der Votings. Hier kommt auch ein wenig die Arbeitsweise des Admin-Toolkits zur Geltung.</text:p>
      <text:p text:style-name="Quellcode">private function actionList() {<text:line-break/> <text:s text:c="3"/>$strReturn = "";<text:line-break/> <text:s text:c="3"/>if($this-&gt;objRights-&gt;rightView($this-&gt;getModuleSystemid($this-&gt;arrModule["modul"]))) {<text:line-break/> <text:s text:c="7"/>$strVotings = "";<text:line-break/> <text:s text:c="7"/>$arrVotings = class_modul_votings_voting::getVotings();<text:line-break/> <text:s text:c="7"/>$intI = 0;</text:p>
      <text:p text:style-name="Text_20_body">Zu Beginn werden die Rechte geprüft – am Modul an sich. Sind diese vorhanden, wird vom Voting-Bean die Liste an verfügbaren Votings angefragt, welche dann iterativ verarbeitet werden.</text:p>
      <text:p text:style-name="Quellcode"><text:line-break/> <text:s text:c="7"/>foreach($arrVotings as $objOneVoting) {<text:line-break/> <text:s text:c="11"/>if($this-&gt;objRights-&gt;rightView($objOneVoting-&gt;getSystemid())) {<text:line-break/> <text:s text:c="15"/>$strAction = "";<text:line-break/> <text:s text:c="15"/>if($this-&gt;objRights-&gt;rightEdit($objOneVoting-&gt;getSystemid())) {<text:line-break/> <text:s text:c="18"/>$strAction .= $this-&gt;objToolkit-&gt;listButton(getLinkAdmin($this-&gt;arrModule["modul"], "editVoting", "&amp;systemid=".$objOneVoting-&gt;getSystemid(), "", $this-&gt;getText("voting_edit"), "icon_pencil.gif"));<text:line-break/><text:line-break/> <text:s text:c="18"/>$strAction .= $this-&gt;objToolkit-&gt;listButton(getLinkAdmin($this-&gt;arrModule["modul"], "listAnswers", "&amp;systemid=".$objOneVoting-&gt;getSystemid(), "", $this-&gt;getText("voting_listAnswers"), "icon_book.gif"));<text:line-break/><text:line-break/> <text:s text:c="14"/>}</text:p>
      <text:p text:style-name="Text_20_body">In der Schleife wird für jedes Voting überprüft, ob der Anwender die Rechte zum Anzeigen besitzt. Nur dann wird das Voting ausgegeben. Kontextsensitiv werden dann die einzelnen, möglichen Aktion gesammelt – ebenfalls wieder abhängig von den Rechten des Anwenders. Im obigen Abschnitt wären das die Aktion zum Editieren („editVoting“) sowie zum Auflisten der zugehörigen Antworten („listAnswers“). Der Button wird dabei über die Toolkit-Methode listButton() sowie über Helferfunktionen zusammengesetzt.</text:p>
      <text:p text:style-name="Text_20_body">Siehe hierzu auch</text:p>
      <text:list xml:id="list757123558" text:style-name="L7">
        <text:list-item>
          <text:p text:style-name="P12"><text:a xlink:type="simple" xlink:href="http://apidocs.kajona.de/v3.3.0/modul_system/class_toolkit_admin.html#listButton">http://apidocs.kajona.de/v3.3.0/modul_system/class_toolkit_admin.html#listButton</text:a></text:p>
        </text:list-item>
        <text:list-item>
          <text:p text:style-name="P12"><text:a xlink:type="simple" xlink:href="http://apidocs.kajona.de/v3.3.0/modul_system/class_toolkit_admin.html#listDeleteButton">http://apidocs.kajona.de/v3.3.0/modul_system/class_toolkit_admin.html#listDeleteButton</text:a></text:p>
        </text:list-item>
        <text:list-item>
          <text:p text:style-name="P12"><text:a xlink:type="simple" xlink:href="http://apidocs.kajona.de/v3.3.0/modul_system/class_toolkit_admin.html#listStatusButton">http://apidocs.kajona.de/v3.3.0/modul_system/class_toolkit_admin.html#listStatusButton</text:a></text:p>
        </text:list-item>
        <text:list-item>
          <text:p text:style-name="P12"><text:a xlink:type="simple" xlink:href="http://apidocs.kajona.de/v3.3.0/modul_system/_system---functions.php.html#functiongetLinkAdmin">http://apidocs.kajona.de/v3.3.0/modul_system/_system---functions.php.html#functiongetLinkAdmin</text:a></text:p>
        </text:list-item>
      </text:list>
      <text:p text:style-name="Quellcode"><text:s text:c="15"/>if($this-&gt;objRights-&gt;rightDelete($objOneVoting-&gt;getSystemid()))<text:line-break/> <text:s text:c="18"/>$strAction .= $this-&gt;objToolkit-&gt;listDeleteButton(<text:line-break/> <text:s text:c="25"/>$objOneVoting-&gt;getStrTitle(), $this-&gt;getText("voting_delete_question"),<text:line-break/> <text:s text:c="26"/>getLinkAdminHref($this-&gt;arrModule["modul"], "deleteVoting", "&amp;systemid=".$objOneVoting-&gt;getSystemid()."&amp;voting_delete_final=1&amp;peClose=".$this-&gt;getParam("pe"))<text:line-break/> <text:s text:c="18"/>);</text:p>
      <text:p text:style-name="Quellcode"><text:s text:c="15"/>if($this-&gt;objRights-&gt;rightEdit($objOneVoting-&gt;getSystemid()))<text:line-break/> <text:s text:c="18"/>$strAction .= $this-&gt;objToolkit-&gt;listStatusButton($objOneVoting-&gt;getSystemid());<text:line-break/> <text:s text:c="14"/>if($this-&gt;objRights-&gt;rightRight($objOneVoting-&gt;getSystemid()))<text:line-break/> <text:s text:c="18"/>$strAction .= $this-&gt;objToolkit-&gt;listButton(getLinkAdmin("right", "change", "&amp;systemid=".$objOneVoting-&gt;getSystemid(), "", $this-&gt;getText("voting_permissions"), getRightsImageAdminName($objOneVoting-&gt;getSystemid())));<text:line-break/></text:p>
      <text:p text:style-name="Quellcode"><text:s text:c="15"/>$strVotings .= $this-&gt;objToolkit-&gt;listRow2Image(getImageAdmin("icon_question.gif"), uniStrTrim($objOneVoting-&gt;getStrTitle(), 80), $strAction, $intI++);</text:p>
      <text:p text:style-name="Text_20_body">Die Zeile eines einzelnen Votings wird mit dem vorangegangen Aufruf per listRow2Image() hinzugefügt – eine Zeile mit Bild und zwei Inhaltselementen: Name des Votings sowie die <text:soft-page-break/>Aktionen.</text:p>
      <text:p text:style-name="Quellcode"><text:s/><text:line-break/> <text:s text:c="11"/>}<text:line-break/> <text:s text:c="7"/>}<text:line-break/><text:line-break/> <text:s text:c="7"/>if($this-&gt;objRights-&gt;rightEdit($this-&gt;getModuleSystemid($this-&gt;arrModule["modul"])))<text:line-break/> <text:s text:c="11"/>$strVotings .= $this-&gt;objToolkit-&gt;listRow2Image("", "", getLinkAdmin($this-&gt;arrModule["modul"], "newVoting", "", $this-&gt;getText("module_create"), $this-&gt;getText("module_create"), "icon_blank.gif"), $intI++);</text:p>
      <text:p text:style-name="Text_20_body">Eine Zeile zum Anlegen neuer Votings ergänzt die gesamte Liste.</text:p>
      <text:p text:style-name="Quellcode"><text:s text:c="8"/>if(uniStrlen($strVotings) != 0)<text:line-break/> <text:s text:c="11"/>$strVotings = $this-&gt;objToolkit-&gt;listHeader().$strVotings.$this-&gt;objToolkit-&gt;listFooter();<text:line-break/><text:line-break/> <text:s text:c="11"/>if(count($arrVotings) == 0)<text:line-break/> <text:s text:c="15"/>$strVotings.= $this-&gt;getText("list_empty");<text:line-break/><text:line-break/> <text:s text:c="11"/>$strReturn .= $strVotings;<text:line-break/> <text:s text:c="3"/>}<text:line-break/> <text:s text:c="3"/>else<text:line-break/> <text:s text:c="7"/>$strReturn = $this-&gt;getText("error_permissions");<text:line-break/><text:line-break/> <text:s text:c="3"/>return $strReturn;<text:line-break/>}</text:p>
      <text:p text:style-name="Text_20_body">Um ein neues Voting zu erstellen oder ein bestehendes zu Bearbeiten, wird von der action()-Methode die Methode actionNewVoting() mit einem entsprechenden Parameter aufgerufen.</text:p>
      <text:p text:style-name="Quellcode">private function actionNewVoting($strMode = "new") {<text:line-break/> <text:s text:c="3"/>$strReturn = "";<text:line-break/> <text:s text:c="3"/>if($strMode == "new") {<text:line-break/> <text:s text:c="7"/>//Form to create new votings<text:line-break/> <text:s text:c="7"/>if($this-&gt;objRights-&gt;rightEdit($this-&gt;getModuleSystemid($this-&gt;arrModule["modul"]))) {<text:line-break/> <text:s text:c="11"/>$strReturn .= $this-&gt;objToolkit-&gt;getValidationErrors($this);<text:line-break/> <text:s text:c="11"/>$strReturn .= $this-&gt;objToolkit-&gt;formHeader(getLinkAdminHref($this-&gt;arrModule["modul"], "saveVoting"));<text:line-break/> <text:s text:c="11"/>$strReturn .= $this-&gt;objToolkit-&gt;formInputTextArea("<text:bookmark-start text:name="__DdeLink__1497_472522909"/>voting_title<text:bookmark-end text:name="__DdeLink__1497_472522909"/>", $this-&gt;getText("voting_title"), $this-&gt;getParam("voting_title"));<text:line-break/> <text:s text:c="11"/>$strReturn .= $this-&gt;objToolkit-&gt;formDateSingle("voting_start", <text:s/>$this-&gt;getText("voting_start"), new class_date());<text:line-break/> <text:s text:c="11"/>$strReturn .= $this-&gt;objToolkit-&gt;formDateSingle("voting_end", <text:s/>$this-&gt;getText("voting_end"), null);<text:line-break/> <text:s text:c="11"/>$strReturn .= $this-&gt;objToolkit-&gt;formInputHidden("systemid", "");<text:line-break/> <text:s text:c="11"/>$strReturn .= $this-&gt;objToolkit-&gt;formInputHidden("mode", "new");<text:line-break/> <text:s text:c="11"/>$strReturn .= $this-&gt;objToolkit-&gt;formInputHidden("peClose", $this-&gt;getParam("pe"));<text:line-break/> <text:s text:c="11"/>$strReturn .= $this-&gt;objToolkit-&gt;formInputSubmit($this-&gt;getText("button_save"));<text:line-break/> <text:s text:c="11"/>$strReturn .= $this-&gt;objToolkit-&gt;formClose();<text:line-break/> <text:s text:c="11"/>$strReturn .= $this-&gt;objToolkit-&gt;setBrowserFocus("votings_title");<text:line-break/> <text:s text:c="7"/>}<text:line-break/> <text:s text:c="7"/>else<text:line-break/> <text:s text:c="11"/>$strReturn .= $this-&gt;getText("error_permissions");<text:line-break/> <text:s text:c="3"/>}</text:p>
      <text:p text:style-name="Text_20_body">Bei einem neu anzulegenden Voting werden die Rechte auf Modul-Ebene geprüft, das Formular wird leer aufgebaut. Der Element-Name „voting_title“ entspricht dem von der Methode getRequiredFields() zurückgegebenen Wert, eine Prüfung auf Validität kann also erfolgen. Mögliche Fehler werden durch den Aufruf von $this-&gt;objToolkit-&gt;getValidationErrors() vor dem Formular ausgegeben.</text:p>
      <text:p text:style-name="Quellcode"><text:line-break/> <text:s text:c="3"/>elseif ($strMode == "edit") {<text:line-break/> <text:s text:c="7"/>//Rights<text:line-break/> <text:s text:c="7"/>if($this-&gt;objRights-&gt;rightEdit($this-&gt;getSystemid())) {<text:line-break/> <text:s text:c="11"/>$objVoting = new class_modul_votings_voting($this-&gt;getSystemid());<text:line-break/> <text:s text:c="11"/>$strReturn .= $this-&gt;objToolkit-&gt;getValidationErrors($this);<text:line-break/> <text:s text:c="11"/>$strReturn .= $this-&gt;objToolkit-&gt;formHeader(getLinkAdminHref($this-&gt;arrModule["modul"], "saveVoting"));<text:line-break/> <text:s text:c="11"/>$strReturn .= $this-&gt;objToolkit-&gt;formInputTextArea("voting_title", $this-<text:soft-page-break/>&gt;getText("voting_title"), $objVoting-&gt;getStrTitle());<text:line-break/> <text:s text:c="11"/>$strReturn .= $this-&gt;objToolkit-&gt;formDateSingle("voting_start", <text:s/>$this-&gt;getText("voting_start"), $objVoting-&gt;getLongDateStart() != 0 ? new class_date($objVoting-&gt;getLongDateStart()) : null);<text:line-break/> <text:s text:c="11"/>$strReturn .= $this-&gt;objToolkit-&gt;formDateSingle("voting_end", <text:s/>$this-&gt;getText("voting_end"), $objVoting-&gt;getLongDateEnd() != 0 ? new class_date($objVoting-&gt;getLongDateEnd()) : null);<text:line-break/><text:line-break/> <text:s text:c="11"/>$strReturn .= $this-&gt;objToolkit-&gt;formInputHidden("systemid", $this-&gt;getSystemid());<text:line-break/> <text:s text:c="11"/>$strReturn .= $this-&gt;objToolkit-&gt;formInputHidden("mode", "edit");<text:line-break/> <text:s text:c="11"/>$strReturn .= $this-&gt;objToolkit-&gt;formInputHidden("peClose", $this-&gt;getParam("pe"));<text:line-break/> <text:s text:c="11"/>$strReturn .= $this-&gt;objToolkit-&gt;formInputSubmit($this-&gt;getText("button_save"));<text:line-break/> <text:s text:c="11"/>$strReturn .= $this-&gt;objToolkit-&gt;formClose();<text:line-break/> <text:s text:c="11"/>$strReturn .= $this-&gt;objToolkit-&gt;setBrowserFocus("votings_title");<text:line-break/> <text:s text:c="7"/>}<text:line-break/> <text:s text:c="7"/>else<text:line-break/> <text:s text:c="11"/>$strReturn .= $this-&gt;getText("error_permissions");<text:line-break/> <text:s text:c="3"/>}<text:line-break/> <text:s text:c="3"/>return $strReturn;<text:line-break/>}</text:p>
      <text:p text:style-name="Text_20_body">Beim Editieren eines vorhandenen Votings werden die Rechte direkt am Voting geprüft, die Felder werden mit den Werten des bestehenden Votings vorbelegt. Der komplette Aufbau der Formulare erfolgt per Toolkit-Funktionen.<text:line-break/></text:p>
      <text:p text:style-name="Quellcode"><text:s text:c="4"/>private function actionSaveVoting() {<text:line-break/> <text:s text:c="7"/>$strReturn = "";<text:line-break/><text:bookmark-start text:name="__DdeLink__1579_472522909"/> <text:s text:c="3"/><text:bookmark-end text:name="__DdeLink__1579_472522909"/><text:s text:c="4"/>$objVoting = null;<text:line-break/> <text:s text:c="7"/>if($this-&gt;getParam("mode") == "new" &amp;&amp; $this-&gt;objRights-&gt;rightEdit($this-&gt;getModuleSystemid($this-&gt;arrModule["modul"]))) {<text:line-break/> <text:s text:c="11"/>$objVoting = new class_modul_votings_voting();<text:line-break/> <text:s text:c="7"/>}<text:line-break/> <text:s text:c="7"/>elseif($this-&gt;getParam("mode") == "edit" &amp;&amp; $this-&gt;objRights-&gt;rightEdit($this-&gt;getSystemid())) {<text:line-break/> <text:s text:c="11"/>$objVoting = new class_modul_votings_voting($this-&gt;getSystemid());<text:line-break/> <text:s text:c="7"/>}</text:p>
      <text:p text:style-name="Quellcode"><text:s text:c="8"/>if($objVoting != null) {<text:line-break/> <text:s text:c="11"/>$objVoting-&gt;setStrTitle($this-&gt;getParam("voting_title"));<text:line-break/> <text:s text:c="11"/>//parse passed dates<text:line-break/> <text:s text:c="11"/>$objStartDate = new class_date("0");<text:line-break/> <text:s text:c="11"/>$objStartDate-&gt;generateDateFromParams("voting_start", $this-&gt;getAllParams());<text:line-break/> <text:s text:c="11"/>$objEndDate = new class_date("0");<text:line-break/> <text:s text:c="11"/>$objEndDate-&gt;generateDateFromParams("voting_end", $this-&gt;getAllParams());<text:line-break/> <text:s text:c="11"/>$objVoting-&gt;setLongDateStart($objStartDate-&gt;getLongTimestamp());<text:line-break/> <text:s text:c="11"/>$objVoting-&gt;setLongDateEnd($objEndDate-&gt;getLongTimestamp());<text:line-break/> <text:s text:c="11"/>if(!$objVoting-&gt;updateObjectToDb( $this-&gt;getModuleSystemid($this-&gt;arrModule["modul"])))<text:line-break/> <text:s text:c="15"/>throw new class_exception("Error updating object to db", class_exception::$level_ERROR);<text:line-break/> <text:s text:c="7"/>}<text:line-break/> <text:s text:c="7"/>else<text:line-break/> <text:s text:c="11"/>$strReturn .= $this-&gt;getText("error_permissions");<text:line-break/><text:line-break/> <text:s text:c="7"/>return $strReturn;<text:line-break/> <text:s text:c="3"/>}<text:line-break/></text:p>
      <text:p text:style-name="Text_20_body">Während des Speicherns des Votings wird lediglich beim Initialisieren des Objektes zwischen neuen und bestehenden Objekten unterschieden. Das Verarbeiten der per Formular übermittelten Datum-Werte erfolgt hier automatisch von der Date-Klasse durch den Aufruf von generateDateFromParams(). Beim Speichern wird nicht zwischen neuen und bestehenden Objekten unterschieden, um die Unterschiede kümmert sich ja das Framework.</text:p>
      <text:p text:style-name="Text_20_body">Siehe hierzu auch</text:p>
      <text:list xml:id="list104559374" text:style-name="L8">
        <text:list-item>
          <text:p text:style-name="P13"><text:a xlink:type="simple" xlink:href="http://apidocs.kajona.de/v3.3.0/modul_system/class_date.html">http://apidocs.kajona.de/v3.3.0/modul_system/class_date.html</text:a></text:p>
        </text:list-item>
        <text:list-item>
          <text:p text:style-name="P13"><text:a xlink:type="simple" xlink:href="http://apidocs.kajona.de/v3.3.0/modul_system/class_date.html#generateDateFromParams">http://apidocs.kajona.de/v3.3.0/modul_system/class_date.html#generateDateFromParams</text:a></text:p>
        </text:list-item>
        <text:list-item>
          <text:p text:style-name="P13"><text:a xlink:type="simple" xlink:href="http://apidocs.kajona.de/v3.3.0/modul_system/class_model.html#updateObjectToDb">http://apidocs.kajona.de/v3.3.0/modul_system/class_model.html#updateObjectToDb</text:a></text:p>
        </text:list-item>
      </text:list>
      <text:p text:style-name="Quellcode"><text:soft-page-break/><text:s text:c="4"/>private function <text:bookmark-start text:name="__DdeLink__1711_472522909"/>actionDeleteVoting<text:bookmark-end text:name="__DdeLink__1711_472522909"/>() {<text:line-break/> <text:s text:c="7"/>$strReturn = "";<text:line-break/> <text:s text:c="7"/>if($this-&gt;objRights-&gt;rightDelete($this-&gt;getSystemid())) {<text:line-break/> <text:s text:c="11"/>if($this-&gt;getParam("voting_delete_final") == "") {<text:line-break/> <text:s text:c="15"/>$objFaq = new class_modul_votings_voting($this-&gt;getSystemid());<text:line-break/> <text:s text:c="15"/>$strName = $objFaq-&gt;getStrTitle();<text:line-break/> <text:s text:c="15"/>$strReturn .= $this-&gt;objToolkit-&gt;warningBox($strName<text:line-break/> <text:s text:c="26"/>."&lt;br /&gt;&lt;a href=\""._indexpath_."?admin=1&amp;amp;module=".$this-&gt;arrModule["modul"]."&amp;amp;action=deleteVoting&amp;amp;systemid="<text:line-break/> <text:s text:c="26"/>.$this-&gt;getSystemid().($this-&gt;getParam("pe") == "" ? "" : "&amp;amp;peClose=".$this-&gt;getParam("pe"))."&amp;amp;voting_delete_final=1\"&gt;"<text:line-break/> <text:s text:c="30"/>.$this-&gt;getText("voting_delete_question"));<text:line-break/> <text:s text:c="11"/>}<text:line-break/> <text:s text:c="11"/>elseif($this-&gt;getParam("voting_delete_final") == "1") {<text:line-break/> <text:s text:c="15"/>$objVoting = new class_modul_votings_voting($this-&gt;getSystemid());<text:line-break/> <text:s text:c="15"/>if(!$objVoting-&gt;deleteVoting())<text:line-break/> <text:s text:c="19"/>throw new class_exception("Error deleting object from db", class_exception::$level_ERROR);<text:line-break/> <text:s text:c="11"/>}<text:line-break/> <text:s text:c="7"/>}<text:line-break/> <text:s text:c="7"/>else<text:line-break/> <text:s text:c="11"/>$strReturn .= $this-&gt;getText("error_permissions");<text:line-break/><text:line-break/> <text:s text:c="7"/>return $strReturn;<text:line-break/> <text:s text:c="3"/>}</text:p>
      <text:p text:style-name="Text_20_body">Die Methode actionDeleteVoting() wird von der action() Methode dann aufgerufen, wenn ein Voting gelöscht werden soll. Die im ersten Teil der Methode erzeugte Warnmeldung wird nur über den Portal-Editor aufgerufen. Im Backend jedoch wird der Dialog zum Löschen des Datensatzes bereits in der Methode actionList() erzeugt. Der zweite Teil führt dann das wirkliche Löschen durch – wie erwartet durch den entsprechenden Aufruf am Voting-Bean.</text:p>
      <text:p text:style-name="Quellcode">[ ... Answer-Functions ... ]</text:p>
      <text:p text:style-name="Quellcode">}</text:p>
      <text:p text:style-name="Text_20_body">Die Methoden zum Verwalten der Antworten sind analog zu denen der Votings und werden deshalb nicht erneut betrachtet.</text:p>
      <text:p text:style-name="Text_20_body">Lediglich beim Speichern einer Antwort gibt es einen relevanter Unterschied:</text:p>
      <text:p text:style-name="Quellcode">if(!$objAnswer-&gt;updateObjectToDb( $this-&gt;getParam("votingid") ) )</text:p>
      <text:p text:style-name="Text_20_body">Als Paramter des updateObjectToDb()-Aufrufes wird die ID des zugehörigen Votings mit übergeben. Hierrüber baut das Framework dann die Zuordnung Antwort zu Voting selbstständig auf.</text:p>
      <text:p text:style-name="Text_20_body"/>
      <text:h text:style-name="Heading_20_2" text:outline-level="2">/admin/elemente/class_element_votings.php</text:h>
      <text:p text:style-name="Text_20_body">An sich wurde der Aufbau von Elementen ja bereits durch zwei Tutorials behandelt:</text:p>
      <text:list xml:id="list1812304659" text:style-name="L9">
        <text:list-item>
          <text:p text:style-name="P14"><text:a xlink:type="simple" xlink:href="http://www.kajona.de/simplepageelement.html">http://www.kajona.de/simplepageelement.html</text:a></text:p>
        </text:list-item>
        <text:list-item>
          <text:p text:style-name="P14"><text:a xlink:type="simple" xlink:href="http://www.kajona.de/complexpageelement.html">http://www.kajona.de/complexpageelement.html</text:a></text:p>
        </text:list-item>
      </text:list>
      <text:p text:style-name="Text_20_body">Deshalb und trotzdem :) soll auch das Votings-Seitenelement kurz betrachtet werden.</text:p>
      <text:p text:style-name="Quellcode">class class_element_votings extends class_element_admin implements interface_admin_element {<text:line-break/><text:tab/>public function __construct() {<text:line-break/><text:tab/><text:tab/>$arrModule = array();<text:line-break/><text:tab/><text:tab/>$arrModule["name"] <text:tab/><text:tab/><text:tab/>= "element_votings";<text:line-break/><text:tab/><text:tab/>$arrModule["author"]<text:tab/><text:tab/><text:tab/>= "sidler @ mulchprod.de";<text:line-break/><text:tab/><text:tab/>$arrModule["moduleId"]<text:tab/><text:tab/><text:tab/>= _pages_elemente_modul_id_;<text:line-break/><text:tab/><text:tab/>$arrModule["table"] <text:tab/><text:tab/><text:tab/>= _dbprefix_."element_universal";<text:line-break/><text:tab/><text:tab/>$arrModule["modul"]<text:tab/><text:tab/><text:tab/>= "elemente";<text:line-break/><text:tab/><text:tab/>$arrModule["tableColumns"] <text:s/><text:tab/><text:tab/>= "char1|char,char2|char,int1|number";<text:line-break/><text:soft-page-break/><text:tab/><text:tab/>parent::__construct($arrModule);<text:line-break/><text:tab/>}</text:p>
      <text:p text:style-name="Text_20_body">Der Konstruktor definiert mal wieder ein paar Metadaten. Relevant sind hierfür die Einträge „table“ sowie „tableColumns“, da auf Basis dieser das Framework den SQL-Code zum Speichern des Elements erzeugt.</text:p>
      <text:p text:style-name="Text_20_body">Siehe hierzu auch</text:p>
      <text:list xml:id="list62067737" text:style-name="L10">
        <text:list-item>
          <text:p text:style-name="P15"><text:a xlink:type="simple" xlink:href="http://apidocs.kajona.de/v3.3.0/modul_pages/interface_admin_element.html">http://apidocs.kajona.de/v3.3.0/modul_pages/interface_admin_element.html</text:a></text:p>
        </text:list-item>
        <text:list-item>
          <text:p text:style-name="P15"><text:a xlink:type="simple" xlink:href="http://apidocs.kajona.de/v3.3.0/modul_pages/class_element_admin.html">http://apidocs.kajona.de/v3.3.0/modul_pages/class_element_admin.html</text:a></text:p>
        </text:list-item>
      </text:list>
      <text:p text:style-name="Quellcode"><text:tab/>public function getEditForm($arrElementData)<text:tab/>{<text:line-break/><text:tab/><text:tab/>$strReturn = "";<text:line-break/><text:tab/><text:tab/>$arrRawVotings = class_modul_votings_voting::getVotings(true);<text:line-break/><text:tab/><text:tab/>$arrVotings = array();<text:line-break/><text:line-break/><text:tab/><text:tab/>foreach ($arrRawVotings as $objOneVoting)<text:line-break/><text:tab/><text:tab/>$arrVotings[$objOneVoting-&gt;getSystemid()] = $objOneVoting-&gt;getStrTitle();<text:line-break/><text:tab/><text:tab/>$strReturn .= $this-&gt;objToolkit-&gt;formInputDropdown("char1", $arrVotings, $this-&gt;getText("votings_voting"), (isset($arrElementData["char1"]) ? $arrElementData["char1"] : "" ));</text:p>
      <text:p text:style-name="Text_20_body">Das erste Feld des Formulars bietet in einem Dropdown das anzuzeigende Voting zur Auswahl. Angeboten werden jedoch nur aktive Votings (deshalb der Parameter „true“ beim Laden der Votings).</text:p>
      <text:p text:style-name="Quellcode"><text:tab/><text:tab/>$objFilesystem = new class_filesystem();<text:line-break/><text:tab/><text:tab/>$arrTemplates = $objFilesystem-&gt;getFilelist("/templates/modul_votings", ".tpl");<text:line-break/><text:tab/><text:tab/>$arrTemplatesDD = array();<text:line-break/><text:tab/><text:tab/>if(count($arrTemplates) &gt; 0) {<text:line-break/><text:tab/><text:tab/><text:tab/>foreach($arrTemplates as $strTemplate) {<text:line-break/><text:tab/><text:tab/><text:tab/><text:tab/>$arrTemplatesDD[$strTemplate] = $strTemplate;<text:line-break/><text:tab/><text:tab/><text:tab/>}<text:line-break/><text:tab/><text:tab/>}<text:line-break/><text:line-break/><text:tab/><text:tab/>if(count($arrTemplates) == 1)<text:line-break/><text:tab/><text:tab/><text:tab/>$this-&gt;addOptionalFormElement($this-&gt;objToolkit-&gt;formInputDropdown("char2", $arrTemplatesDD, $this-&gt;getText("votings_template"), (isset($arrElementData["char2"]) ? $arrElementData["char2"] : "" )));<text:line-break/> <text:s text:c="7"/>else<text:line-break/> <text:s text:c="11"/>$strReturn .= $this-&gt;objToolkit-&gt;formInputDropdown("char2", $arrTemplatesDD, $this-&gt;getText("votings_template"), (isset($arrElementData["char2"]) ? $arrElementData["char2"] : "" ));</text:p>
      <text:p text:style-name="Text_20_body">Aus dem Dateisystem werden die verfügbaren Templates geladen. Gibt es nur ein Template, dann wird dieses als optionales Element hinzugefügt, ist also per default ausgeblendet (<text:a xlink:type="simple" xlink:href="http://apidocs.kajona.de/v3.3.0/modul_pages/class_element_admin.html#addOptionalFormElement">http://apidocs.kajona.de/v3.3.0/modul_pages/class_element_admin.html#addOptionalFormElement</text:a>). Anderenfalls wird das Dropdown dem Formular wie üblich angefügt.</text:p>
      <text:p text:style-name="Quellcode"><text:tab/><text:tab/>$arrModeDD = array(<text:line-break/><text:tab/><text:tab/><text:tab/>"0" =&gt; $this-&gt;getText("votings_mode_voting"),<text:line-break/><text:tab/><text:tab/><text:tab/>"1" =&gt; $this-&gt;getText("votings_mode_result")<text:line-break/><text:tab/><text:tab/>);<text:line-break/><text:line-break/><text:tab/><text:tab/>$strReturn .= $this-&gt;objToolkit-&gt;formInputDropdown("int1", $arrModeDD, $this-&gt;getText("votings_mode"), (isset($arrElementData["int1"]) ? $arrElementData["int1"] : "" ));<text:line-break/><text:line-break/><text:tab/><text:tab/>$strReturn .= $this-&gt;objToolkit-&gt;setBrowserFocus("char1");<text:line-break/><text:tab/><text:tab/>return $strReturn;<text:line-break/><text:tab/>}<text:line-break/>}</text:p>
      <text:p text:style-name="Text_20_body">Wie in den Anforderungen definiert bietet das letzte Dropdown die Möglichkeit, den Modus des Elements einzustellen: Abstimmung oder Ergebnis.</text:p>
      <text:h text:style-name="Heading_20_2" text:outline-level="2"><text:soft-page-break/>/portal/elemente/class_element_votings.php</text:h>
      <text:p text:style-name="Quellcode">class class_element_votings extends class_element_portal implements interface_portal_element {</text:p>
      <text:p text:style-name="Quellcode"><text:tab/>public function __construct($objElementData) {<text:line-break/><text:tab/><text:tab/>$arrModule = array();<text:line-break/><text:tab/><text:tab/>$arrModule["name"] <text:tab/><text:tab/><text:tab/>= "element_votings";<text:line-break/><text:tab/><text:tab/>$arrModule["author"] <text:tab/><text:tab/><text:tab/>= "sidler @ mulchprod.de";<text:line-break/><text:tab/><text:tab/>$arrModule["moduleId"] <text:tab/><text:tab/>= _pages_elemente_modul_id_;<text:line-break/><text:tab/><text:tab/>$arrModule["table"]<text:tab/><text:tab/><text:tab/>= _dbprefix_."element_universal";<text:line-break/><text:tab/><text:tab/>parent::__construct($arrModule, $objElementData);<text:line-break/><text:tab/>}<text:line-break/></text:p>
      <text:p text:style-name="Text_20_body">Kein weiterer Kommentar ;). Wie vermutlich zu erahnen, ist auch hier besonders der Eintrag „table“ relevant. Aus der angegebenen Tabelle lädt das Framework die entsprechenden Daten des Elements und stellt es diesem zur Verfügung.</text:p>
      <text:p text:style-name="Quellcode"><text:tab/>public function loadData() {<text:line-break/><text:tab/><text:tab/>$strReturn = "";</text:p>
      <text:p text:style-name="Quellcode"><text:tab/><text:tab/>$objvotingsModule = class_modul_system_module::getModuleByName("votings");<text:line-break/><text:tab/><text:tab/>if($objvotingsModule != null) {<text:line-break/><text:tab/><text:tab/><text:tab/>$strClassName = uniStrReplace(".php", "", $objvotingsModule-&gt;getStrNamePortal());<text:line-break/><text:tab/><text:tab/><text:tab/>$objVotings = new $strClassName($this-&gt;arrElementData);<text:line-break/><text:tab/><text:tab/><text:tab/>$strReturn = $objVotings-&gt;action();<text:line-break/><text:tab/><text:tab/>}<text:line-break/><text:tab/><text:tab/>return $strReturn;<text:line-break/><text:tab/>}<text:line-break/>}</text:p>
      <text:p text:style-name="Text_20_body">Die Funktionalität des Elements beschränkt sich darauf, die Metadaten des Votings-Moduls zu Laden und eine Instanz der Portal-Klasse zu erzeugen. An diese wird dann die Kontrolle übergeben. Das Seitenelement dient also lediglich als Fabrik für das Voting-Modul und als Vermittler zwischen Seite und Modul.</text:p>
      <text:h text:style-name="Heading_20_2" text:outline-level="2">/portal/class_modul_votings_portal.php</text:h>
      <text:p text:style-name="Text_20_body">Die Portalklasse der Votings ähnelt vom Aufbau recht stark dem der Admin-Klasse, von daher soll hier auch wirklich nur auf die Besonderheiten eingegangen werden.</text:p>
      <text:p text:style-name="Quellcode"><text:s text:c="8"/>[ ... ]</text:p>
      <text:p text:style-name="Quellcode"><text:s text:c="8"/>parent::__construct($arrModule, $arrElementData);<text:line-break/><text:bookmark-start text:name="__DdeLink__2234_472522909"/> <text:s text:c="7"/><text:bookmark-end text:name="__DdeLink__2234_472522909"/>// save a cookie to store the voting<text:line-break/> <text:s text:c="7"/>$objCookie = new class_cookie();<text:line-break/> <text:s text:c="7"/>$this-&gt;arrCookieValues = explode(",", $objCookie-&gt;getCookie($this-&gt;STR_COOKIE_NAME));<text:line-break/> <text:s text:c="6"/><text:line-break/><text:tab/>}</text:p>
      <text:p text:style-name="Text_20_body">In den Anforderungen an das Modul wurde definiert, dass bereits getätigte Votings mit Hilfe eines Cookies protokolliert werden. Da dieses an verschiedenen Stellen der Klasse benötigte wird, wird der Wert des Cookies als Klassenvariable gespeichert.</text:p>
      <text:p text:style-name="Quellcode">public function action() [...]</text:p>
      <text:p text:style-name="Text_20_body">Nun ja – steuert das Verhalten der Klasse, siehe Admin-Klasse.</text:p>
      <text:p text:style-name="Text_20_body">Die eigentliche Arbeit wird in der Methode actionList() gemacht.</text:p>
      <text:p text:style-name="Quellcode">public function actionList() {<text:line-break/> <text:s text:c="7"/>$strReturn = "";<text:line-break/><text:soft-page-break/><text:line-break/> <text:s text:c="7"/>//load the associated voting<text:line-break/> <text:s text:c="7"/>$objVoting = new class_modul_votings_voting($this-&gt;arrElementData["char1"]);<text:line-break/> <text:s text:c="7"/>//view-permissions given?<text:line-break/> <text:s text:c="7"/>if($objVoting-&gt;rightView()) {<text:line-break/> <text:s text:c="11"/>$strVotingContent = "";<text:line-break/> <text:s text:c="11"/>if($this-&gt;arrElementData["int1"] == 0) {</text:p>
      <text:p text:style-name="Text_20_body">Hier erfolgt die Weiche in einen der beiden Modus: Abstimmung oder Ergebnisanzeige. 0 entspricht der Abstimmung, 1 der Ergebnisanzeige.</text:p>
      <text:p text:style-name="Quellcode"><text:s text:c="15"/>//voting mode<text:line-break/> <text:s text:c="14"/>//permissions sufficient?<text:line-break/> <text:s text:c="15"/>if($objVoting-&gt;rightRight1()) {<text:line-break/> <text:s text:c="19"/>//check the start n end dates<text:line-break/> <text:s text:c="19"/>$objDateStart = null;<text:line-break/> <text:s text:c="19"/>$objDateEnd = null;<text:line-break/> <text:s text:c="19"/>if($objVoting-&gt;getLongDateStart() != "" &amp;&amp; $objVoting-&gt;getLongDateStart() != 0)<text:line-break/> <text:s text:c="23"/>$objDateStart = new class_date($objVoting-&gt;getLongDateStart() );<text:line-break/> <text:s text:c="19"/>if($objVoting-&gt;getLongDateEnd() != "" &amp;&amp; $objVoting-&gt;getLongDateEnd() != 0)<text:line-break/> <text:s text:c="23"/>$objDateEnd = new class_date($objVoting-&gt;getLongDateEnd() );<text:line-break/> <text:s text:c="19"/>$bitDatesAllow = true;<text:line-break/> <text:s text:c="19"/>if($objDateStart != null &amp;&amp; $objDateStart-&gt;getLongTimestamp() &gt; class_date::getCurrentTimestamp())<text:line-break/> <text:s text:c="23"/>$bitDatesAllow = false;<text:line-break/><text:line-break/> <text:s text:c="19"/>if($objDateEnd != null &amp;&amp; $objDateEnd-&gt;getLongTimestamp() &lt; class_date::getCurrentTimestamp())<text:line-break/> <text:s text:c="23"/>$bitDatesAllow = false;<text:line-break/><text:line-break/> <text:s text:c="19"/>//already voted before?<text:line-break/> <text:s text:c="19"/>if(in_array($objVoting-&gt;getSystemid(), $this-&gt;arrCookieValues)) {<text:line-break/> <text:s text:c="23"/>$strVotingContent = $this-&gt;getText("error_voted");<text:line-break/> <text:s text:c="19"/>}<text:line-break/> <text:s text:c="19"/>else if(!$bitDatesAllow ) {<text:line-break/> <text:s text:c="23"/>$strVotingContent = $this-&gt;getText("error_dates");<text:line-break/> <text:s text:c="19"/>}<text:line-break/> <text:s text:c="19"/>else {</text:p>
      <text:p text:style-name="Text_20_body">Um Abstimmen zu können, bedarf es der oben getesteten Bedingungen: Das Voting darf nicht in der Historie erscheinen, es darf hierfür also noch nicht abgestimmt worden sein. Außerdem werden die entsprechenden Rechte „right1“ kontrolliert sowie die ggf. angegeben Start- und Ende-Datumswerte.</text:p>
      <text:p text:style-name="Quellcode"><text:s text:c="24"/>$strAnswers = "";<text:line-break/> <text:s text:c="23"/>$strAnswerTemplateID = $strListTemplateID = $this-&gt;objTemplate-&gt;readTemplate("/modul_votings/".$this-&gt;arrElementData["char2"], "voting_voting_option");<text:line-break/> <text:s text:c="23"/>//load the list of answers<text:line-break/> <text:s text:c="23"/>$arrAnswers = $objVoting-&gt;getAllAnswers(true);<text:line-break/> <text:s text:c="23"/>foreach($arrAnswers as $objOneAnswer) {<text:line-break/> <text:s text:c="27"/>$arrTemplate = array();<text:line-break/> <text:s text:c="27"/>$arrTemplate["voting_systemid"] = $objVoting-&gt;getSystemid();<text:line-break/> <text:s text:c="27"/>$arrTemplate["answer_systemid"] = $objOneAnswer-&gt;getSystemid();<text:line-break/> <text:s text:c="27"/>$arrTemplate["answer_text"] = $objOneAnswer-&gt;getStrText();<text:line-break/> <text:s text:c="27"/>$strAnswers .= $this-&gt;fillTemplate($arrTemplate, $strAnswerTemplateID);<text:line-break/> <text:s text:c="23"/>}</text:p>
      <text:p text:style-name="Text_20_body">Jede einzelne Antwort wird getrennt unter Verwendung des Templateabschnitts „voting_voting_option“ gerendert. Dies ermöglicht die bestmögliche Flexibilität beim Layout. Die einzelnen verfügbaren Platzhalter des Templateabschnitts werden im Array $arrTemplate gesammelt.</text:p>
      <text:p text:style-name="Quellcode"><text:s text:c="24"/>//create the wrapper<text:line-break/> <text:s text:c="23"/>$strFormTemplateID = $strListTemplateID = $this-&gt;objTemplate-&gt;readTemplate("/modul_votings/".$this-&gt;arrElementData["char2"], "voting_voting");<text:line-break/> <text:s text:c="23"/>$arrTemplate = array();<text:line-break/> <text:s text:c="23"/>$arrTemplate["voting_answers"] = $strAnswers;<text:line-break/> <text:s text:c="23"/>$arrTemplate["voting_systemid"] = $objVoting-&gt;getSystemid();<text:line-break/> <text:s text:c="23"/>$arrTemplate["voting_action"] = getLinkPortalHref($this-&gt;getPagename(), "", "submitVoting");<text:line-break/> <text:s text:c="23"/>$strVotingContent .= $this-&gt;fillTemplate($arrTemplate, $strFormTemplateID);</text:p>
      <text:p text:style-name="Text_20_body"><text:soft-page-break/>Die gesammelten, gerenderten Antworten werden nun in einen Wrapper „ voting_voting“ gerendert, <text:s/>dieser baut das umschließende Formular auf.</text:p>
      <text:p text:style-name="Quellcode"><text:s text:c="20"/>}<text:line-break/><text:line-break/> <text:s text:c="15"/>}<text:line-break/> <text:s text:c="15"/>else<text:line-break/> <text:s text:c="19"/>$strVotingContent = $this-&gt;getText("error_permissions");<text:line-break/> <text:s text:c="11"/>}<text:line-break/> <text:s text:c="11"/>else if($this-&gt;arrElementData["int1"] == 1) {<text:line-break/> <text:s text:c="15"/>//result mode<text:line-break/> <text:s text:c="15"/>$strAnswers = "";<text:line-break/> <text:s text:c="15"/>$intTotalVotes = 0;<text:line-break/> <text:s text:c="15"/>$strAnswerTemplateID = $strListTemplateID = $this-&gt;objTemplate-&gt;readTemplate("/modul_votings/".$this-&gt;arrElementData["char2"], "voting_result_answer");<text:line-break/> <text:s text:c="15"/>//load the list of answers<text:line-break/> <text:s text:c="15"/>$arrAnswers = $objVoting-&gt;getAllAnswers(true);<text:line-break/> <text:s text:c="15"/>//first run to sum up<text:line-break/> <text:s text:c="15"/>foreach($arrAnswers as $objOneAnswer) {<text:line-break/> <text:s text:c="19"/>$intTotalVotes += $objOneAnswer-&gt;getIntHits();<text:line-break/> <text:s text:c="15"/>}</text:p>
      <text:p text:style-name="Quellcode"><text:s text:c="16"/>foreach($arrAnswers as /** @var class_modul_votings_answer */$objOneAnswer) {<text:line-break/> <text:s text:c="19"/>$arrTemplate = array();<text:line-break/> <text:s text:c="19"/>$arrTemplate["answer_text"] = $objOneAnswer-&gt;getStrText();<text:line-break/> <text:s text:c="19"/>$arrTemplate["answer_hits"] = $objOneAnswer-&gt;getIntHits();<text:line-break/> <text:s text:c="19"/>$arrTemplate["<text:bookmark-start text:name="__DdeLink__2400_472522909"/>answer_percent<text:bookmark-end text:name="__DdeLink__2400_472522909"/>"] = "0";<text:line-break/> <text:s text:c="19"/>if($objOneAnswer-&gt;getIntHits() &gt; 0) { <text:s text:c="23"/>$arrTemplate["answer_percent"] = (int)(100 / ($intTotalVotes / $objOneAnswer-&gt;getIntHits())) ;<text:line-break/> <text:s text:c="19"/>}</text:p>
      <text:p text:style-name="Quellcode"><text:s text:c="20"/>$strAnswers .= $this-&gt;fillTemplate($arrTemplate, $strAnswerTemplateID);<text:line-break/> <text:s text:c="15"/>}<text:line-break/><text:line-break/> <text:s text:c="15"/>$strResultTemplateID = $this-&gt;objTemplate-&gt;readTemplate("/modul_votings/".$this-&gt;arrElementData["char2"], "voting_result");<text:line-break/> <text:s text:c="15"/>$arrTemplate = array();<text:line-break/> <text:s text:c="15"/>$arrTemplate["voting_answers"] = $strAnswers;<text:line-break/> <text:s text:c="15"/>$arrTemplate["voting_hits"] = $intTotalVotes;<text:line-break/> <text:s text:c="15"/>$strVotingContent .= $this-&gt;fillTemplate($arrTemplate, $strResultTemplateID);<text:line-break/> <text:s text:c="11"/>}</text:p>
      <text:p text:style-name="Text_20_body">Die Funtionsweise der Ergebnisdarstellung erfolgt analog, anstatt eines Formulars wird nun eine grafische Darstellung der Verteilung der Antworten erstellt. Hierfür wird der Anteil an Stimmen pro Antwort prozentual ermittelt und im Templateabschnitt als Platzhalter „answer_percent“ bereitgestellt.</text:p>
      <text:p text:style-name="Quellcode"><text:s text:c="12"/>[ ... ]<text:line-break/> <text:s text:c="3"/>}</text:p>
      <text:p text:style-name="Text_20_body">Als letzter relevanter Teil fehlt nun noch das Speichern von abgeschickten Abstimmungen, was Aufgabe der Methode actionSubmitVoting() ist.</text:p>
      <text:p text:style-name="Quellcode"><text:s text:c="4"/>private function <text:bookmark-start text:name="__DdeLink__2418_472522909"/>actionSubmitVoting<text:bookmark-end text:name="__DdeLink__2418_472522909"/>() {<text:line-break/> <text:s text:c="7"/>$objVoting = new class_modul_votings_voting($this-&gt;arrElementData["char1"]);<text:line-break/> <text:s text:c="7"/>// check if the submitted vote matches the current one -&gt; multiple votings per page<text:line-break/> <text:s text:c="7"/>if($objVoting-&gt;getSystemid() == $this-&gt;getParam("systemid")) {<text:line-break/> <text:s text:c="11"/>//recheck permissions<text:line-break/> <text:s text:c="11"/>if($objVoting-&gt;rightRight1() &amp;&amp; !in_array($objVoting-&gt;getSystemid(), $this-&gt;arrCookieValues)) {<text:line-break/> <text:s text:c="15"/>//load the submitted answer<text:line-break/> <text:s text:c="15"/>$strAnswerID = $this-&gt;getParam("voting_".$objVoting-&gt;getSystemid());<text:line-break/> <text:s text:c="15"/>if(validateSystemid($strAnswerID)) {<text:line-break/> <text:s text:c="19"/>$objAnswer = new class_modul_votings_answer($strAnswerID);<text:line-break/> <text:s text:c="19"/>$objAnswer-&gt;setIntHits($objAnswer-&gt;getIntHits()+1);<text:line-break/> <text:s text:c="19"/>$objAnswer-&gt;<text:bookmark-start text:name="__DdeLink__2436_472522909"/>updateObjectToDb<text:bookmark-end text:name="__DdeLink__2436_472522909"/>();</text:p>
      <text:p text:style-name="Quellcode"><text:s text:c="20"/>$this-&gt;arrCookieValues[] = $objVoting-&gt;getSystemid();<text:line-break/> <text:s text:c="19"/>$objCookie = new class_cookie();<text:line-break/><text:soft-page-break/> <text:s text:c="19"/>$objCookie-&gt;setCookie($this-&gt;STR_COOKIE_NAME, implode(",", $this-&gt;arrCookieValues));<text:line-break/> <text:s text:c="15"/>}<text:line-break/> <text:s text:c="11"/>}<text:line-break/> <text:s text:c="7"/>}<text:line-break/> <text:s text:c="3"/>}</text:p>
      <text:p text:style-name="Text_20_body">Nach dem Prüfen der übermittelten ID wird die entsprechende Antwort geladen, der Wert der Hits wird um eins erhöht. Um den Zustand zu speichern erfolgt der bekannte Aufruf der Objekt-Methode updateObjectToDb(). Zusätzlich wird der Wert des Cookies um das aktuelle Voting ergänzt, nachfolgende Prüfungen ermitteln das aktuelle Voting also als bereits abgestimmt. </text:p>
      <text:h text:style-name="Heading_20_2" text:outline-level="2">/templates/modul_votings/votings.tpl</text:h>
      <text:p text:style-name="Quellcode">&lt;voting_wrapper&gt;<text:line-break/> <text:s text:c="3"/>&lt;div&gt;<text:line-break/> <text:s text:c="7"/>&lt;h3&gt;%%voting_title%%&lt;/h3&gt;<text:line-break/> <text:s text:c="7"/>%%voting_content%%<text:line-break/> <text:s text:c="3"/>&lt;/div&gt;<text:line-break/>&lt;/voting_wrapper&gt;</text:p>
      <text:p text:style-name="Text_20_body">Der Abschnitt „voting_wrapper“ dient als Rahmen für ein einzelnes Voting. Egal ob Abstimmung oder Anzeige des Ergebnisses, das Voting wird in den Wrapper eingebettet.</text:p>
      <text:p text:style-name="Quellcode">&lt;voting_voting&gt;<text:line-break/> <text:s text:c="3"/>&lt;form method="post" action="%%voting_action%%" id="voting_%%voting_systemid%%"&gt;<text:line-break/> <text:s text:c="7"/>&lt;table width="80%"&gt;<text:line-break/> <text:s text:c="11"/>%%voting_answers%%<text:line-break/> <text:s text:c="7"/>&lt;/table&gt;<text:line-break/><text:line-break/> <text:s text:c="7"/>&lt;input type="hidden" name="systemid" value="%%voting_systemid%%" /&gt;<text:line-break/> <text:s text:c="7"/>&lt;input type="submit" value="%%lang_voting_submit%%" class="button" /&gt;<text:line-break/> <text:s text:c="7"/>&lt;br /&gt;<text:line-break/> <text:s text:c="3"/>&lt;/form&gt;<text:line-break/>&lt;/voting_voting&gt;</text:p>
      <text:p text:style-name="Text_20_body">Das Formular zum Abstimmen wird im Abschnitt „voting_voting“ aufgebaut. Die einzelnen Antworten hingegen werden gesondert gerendert und über den Abschnitt „voting_voting_option“ dargestellt. Jede Antwort wird einmal darin gerendert, alle gerenderten Antworten dann im Abschnitt „voting_voting“ in das Formular eingebettet.</text:p>
      <text:p text:style-name="Quellcode">&lt;voting_voting_option&gt;<text:line-break/> <text:s text:c="3"/>&lt;tr&gt;<text:line-break/> <text:s text:c="7"/>&lt;td width="25"&gt;<text:line-break/> <text:s text:c="11"/>&lt;input type="radio" name="voting_%%voting_systemid%%" value="%%answer_systemid%%" id="option_%%answer_systemid%%"/&gt;<text:line-break/> <text:s text:c="7"/>&lt;/td&gt;<text:line-break/> <text:s text:c="7"/>&lt;td align="left"&gt;<text:line-break/> <text:s text:c="11"/>&lt;label for="option_%%answer_systemid%%"&gt;%%answer_text%%&lt;/label&gt;<text:line-break/> <text:s text:c="7"/>&lt;/td&gt;<text:line-break/> <text:s text:c="3"/>&lt;/tr&gt;<text:line-break/>&lt;/voting_voting_option&gt;</text:p>
      <text:p text:style-name="Text_20_body">Die Darstellung der Ergebnisse wird analog vorgenommen. Auch hier wird jede einzelne Antwort samt grafischer Darstellung der prozentualen Anteile in einem Abschnitt „voting_result_answer“ gerendert und dann im Abschnitt „voting_result“ komplettiert.</text:p>
      <text:p text:style-name="Quellcode">&lt;voting_result&gt;<text:line-break/> <text:s text:c="3"/>&lt;table width="80%"&gt;<text:line-break/> <text:s text:c="7"/>%%voting_answers%%<text:line-break/> <text:s text:c="7"/>&lt;tr&gt;<text:line-break/> <text:s text:c="11"/>&lt;td colspan="2"&gt;%%lang_voting_hits%% %%voting_hits%%&lt;/td&gt;<text:line-break/> <text:s text:c="7"/>&lt;/tr&gt;<text:line-break/> <text:s text:c="3"/>&lt;/table&gt;<text:line-break/>&lt;/voting_result&gt;</text:p>
      <text:p text:style-name="Quellcode"><text:soft-page-break/>&lt;<text:bookmark-start text:name="__DdeLink__856_1541918143"/>voting_result_answer<text:bookmark-end text:name="__DdeLink__856_1541918143"/>&gt;<text:line-break/> <text:s text:c="3"/>&lt;tr&gt;<text:line-break/> <text:s text:c="7"/>&lt;td colspan="2"&gt;%%answer_text%%&lt;/td&gt;<text:line-break/> <text:s text:c="3"/>&lt;/tr&gt;<text:line-break/> <text:s text:c="3"/>&lt;tr&gt;<text:line-break/> <text:s text:c="7"/>&lt;td width="80%"&gt;&lt;img src="_webpath_/portal/pics/kajona/icon_progressbar.gif" height="15" width="%%answer_percent%%%" alt="%%answer_percent%%%" /&gt;&lt;/td&gt;<text:line-break/> <text:s text:c="7"/>&lt;td&gt;%%answer_hits%% / %%answer_percent%% %&lt;/td&gt;<text:line-break/> <text:s text:c="3"/>&lt;/tr&gt;<text:line-break/>&lt;/voting_result_answer&gt;</text:p>
      <text:h text:style-name="Heading_20_2" text:outline-level="2">Feinschliff</text:h>
      <text:p text:style-name="Text_20_body">Die vorangegangenen Abschnitte zeigen den grundlegenden Aufbau eines eigenen Moduls. </text:p>
      <text:p text:style-name="Text_20_body">Viele der notwendigen Schritte werden dabei vom Framework abgenommen, oft geschieht dies unsichtbar im Hintergrund. Von daher sollen nun noch ein paar Feinheiten gezeigt werden, welche nirgends explizit erwähnt oder gesetzt wurden.</text:p>
      <text:h text:style-name="Heading_20_3" text:outline-level="3">Quickhelp</text:h>
      <text:p text:style-name="Text_20_body">Die Administration unterstützt den Anwender innerhalb der einzelnen Module durch „Quickhelps“, also „Schnellhilfen“. Diese sind in der Regel am rechten oberen Rand über einen gleichlautenden Button zu erreichen. Obwohl in der Admin-Klasse nirgends ein solcher Hilfetext gesetzt wurde, erscheint dieser Button auch beim Votings-Modul. Die Quelle hierfür ist in den Texte-Dateien des Moduls zu finden, in diesen gibt es beispielsweise die Einträge:</text:p>
      <text:p text:style-name="Quellcode">$lang["quickhelp_list"] <text:s text:c="17"/>= "All votings created are listed in this view.";<text:line-break/>$lang["quickhelp_listAnswers"] <text:s text:c="10"/>= "All answers belonging to to a voting are listed here.";<text:line-break/>$lang["quickhelp_newVoting"] <text:s text:c="12"/>= "A voting can be created or modified right here. The start- and end-date are optional.";</text:p>
      <text:p text:style-name="Text_20_body">Das Framework sucht also in der Textdatei nach Einträgen mit dem Key quickhelp_actionName. Sobald ein Eintrag mit der aktuellen Aktion übereinstimmt wird der Text geladen und dem Quickhelp-Button automatisch zugeordnet.</text:p>
      <text:h text:style-name="Heading_20_3" text:outline-level="3">Modul-Titel</text:h>
      <text:p text:style-name="Text_20_body">Das Modul wird im System mit dem Titel „Votings“ geführt, obwohl der Titel nirgends explizit gesetzt wurde. Hierfür ist ebenfalls ein Eintrag in der Text-Datei verantwortlich:</text:p>
      <text:p text:style-name="Quellcode">$lang["modul_titel"] <text:s text:c="20"/>= "Votings";</text:p>
      <text:p text:style-name="Text_20_body">Per Default sucht das Framework nach einem Eintrag mit dem Key „modul_titel“. Dieses verhalten kann jedoch durch Überschreiben der Methode „getOutputModuleTitle()“ verändert werden. Siehe hierzu auch <text:a xlink:type="simple" xlink:href="http://apidocs.kajona.de/v3.3.0/modul_system/class_admin.html#getOutputModuleTitle">http://apidocs.kajona.de/v3.3.0/modul_system/class_admin.html#getOutputModuleTitle</text:a></text:p>
      <text:h text:style-name="Heading_20_3" text:outline-level="3">Automatische Texteinbettung</text:h>
      <text:p text:style-name="Text_20_body">In den Portal-Templates fallen Einträge mit der Syntax %%lang_keyword%% auf:</text:p>
      <text:p text:style-name="Quellcode">&lt;input type="submit" value="%%lang_voting_submit%%" class="button" /&gt;</text:p>
      <text:p text:style-name="Text_20_body"><text:s/>Für diese wird in der Portal-Klasse nirgends der Platzhalter aufbereitet.</text:p>
      <text:p text:style-name="Text_20_body">Jedoch findet sich in der Text-Datei des Portals ein Eintrag mit ähnlichem Aufbau:</text:p>
      <text:p text:style-name="Quellcode">$lang["voting_submit"] <text:s text:c="18"/>= "Vote!";</text:p>
      <text:p text:style-name="Text_20_body"><text:soft-page-break/>Der einzige Unterschied ist das fehlende Präfix lang_. Sobald in einem Template Platzhalter mit dem Präfix lang_ gefunden werden, versucht das Framework diese durch entsprechende Einträge aus den Text-Dateien zu ersetzten. Ein manuelles Laden des Textes und bereitstellen als Platzhalter ist also nicht notwendig.</text:p>
      <text:p text:style-name="Text_20_body">Die hierfür einzige Voraussetzung ist, das Template über den Aufruf</text:p>
      <text:p text:style-name="Quellcode">$this-&gt;fillTemplate($arrTemplate, $strTemplateID);</text:p>
      <text:p text:style-name="Text_20_body">zu befüllen und zu rendern. Nur über den Aufruf im Kontext des aktuellen Objektes ($this) kann das Framework wissen, wo es die Texte suchen muss.</text:p>
      <text:p text:style-name="Text_20_body">Siehe hierzu auch:</text:p>
      <text:list xml:id="list1520942462" text:style-name="L11">
        <text:list-item>
          <text:p text:style-name="P16"><text:a xlink:type="simple" xlink:href="http://apidocs.kajona.de/v3.3.0/modul_system/class_portal.html#fillTemplate">http://apidocs.kajona.de/v3.3.0/modul_system/class_portal.html#fillTemplate</text:a></text:p>
        </text:list-item>
        <text:list-item>
          <text:p text:style-name="P16"><text:a xlink:type="simple" xlink:href="http://apidocs.kajona.de/v3.3.0/modul_system/class_template.html#fillTemplate">http://apidocs.kajona.de/v3.3.0/modul_system/class_template.html#fillTemplate</text:a></text:p>
        </text:list-item>
        <text:list-item>
          <text:p text:style-name="P16"><text:a xlink:type="simple" xlink:href="http://apidocs.kajona.de/v3.3.0/modul_system/class_lang_wrapper.html">http://apidocs.kajona.de/v3.3.0/modul_system/class_lang_wrapper.html</text:a></text:p>
          <text:p text:style-name="P16"/>
        </text:list-item>
      </text:list>
      <text:h text:style-name="Heading_20_3" text:outline-level="3">Include? Require?</text:h>
      <text:p text:style-name="Text_20_body">Auch wenn externe Klassen wie class_cookie verwendet werden, so scheinen diese nirgends inkludiert zu werden. Trotzdem wird der Code erfolgreich ausgeführt.</text:p>
      <text:p text:style-name="Text_20_body">Verantwortlich hierfür ist der Kajona-interne Classloader, der bei Bedarf benötigte Klassen nachlädt. Dies steigert die Performance im Vergleich zu unnötigen, mehrfachen include- oder require-Aufrufen.</text:p>
      <text:p text:style-name="Text_20_body">Siehe hierzu auch <text:a xlink:type="simple" xlink:href="http://apidocs.kajona.de/v3.3.0/modul_system/_system---includes.php.html#function__autoload">http://apidocs.kajona.de/v3.3.0/modul_system/_system---includes.php.html#function__autoload</text:a></text:p>
      <text:h text:style-name="Heading_20_2" text:outline-level="2">ToDos</text:h>
      <text:p text:style-name="Text_20_body">Auch wenn der Funktionsumfang gemäß Anforderungen erst mal erfüllt ist, so kann am Modul natürlich noch weitergearbeitet werden. Als mögliche Punkte für eine spätere Weiterentwicklung sollten bedacht werden:</text:p>
      <text:list xml:id="list1271447730" text:style-name="L12">
        <text:list-item>
          <text:p text:style-name="P17">Updates des Moduls sowie der Elemente auf eine neue Version</text:p>
        </text:list-item>
        <text:list-item>
          <text:p text:style-name="P17">Integration des Moduls in den Portal-Editor</text:p>
        </text:list-item>
        <text:list-item>
          <text:p text:style-name="P17">Integration in die Suche</text:p>
        </text:list-item>
        <text:list-item>
          <text:p text:style-name="P17">Aufnahme in die Beispielinhalte (Samplecont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OpenSymbol" svg:font-family="OpenSymbol"/>
    <style:font-face style:name="StarSymbol" svg:font-family="StarSymbol"/>
    <style:font-face style:name="Tahoma3"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Quellcode" style:family="paragraph" style:parent-style-name="Index" style:master-page-name="">
      <style:paragraph-properties fo:margin-top="0.254cm" fo:margin-bottom="0.254cm" style:page-number="auto" fo:padding="0.051cm" fo:border="0.035cm solid #c0c0c0" style:shadow="none"/>
      <style:text-properties style:font-name="Courier New" fo:font-size="8pt" fo:language="zxx" fo:country="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22"><draw:image xlink:href="Pictures/2000008B00005C3700001F9FF6B393F5.svm" xlink:type="simple" xlink:show="embed" xlink:actuate="onLoad"/></draw:frame><text:subject/>Kajona V3 | <text:chapter text:display="name" text:outline-level="1">HowTo: Modul</text:chapter></text:p>
      </style:header>
      <style:footer>
        <text:p text:style-name="Footer">www.kajona.de<text:tab/><text:tab/><text:page-number text:select-page="current">2</text:page-number> / <text:page-count>2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1:49</dc:date>
    <meta:printed-by>Jakob Schröter</meta:printed-by>
    <meta:print-date>2007-01-13T23:27:57</meta:print-date>
    <dc:language>de-DE</dc:language>
    <meta:editing-cycles>565</meta:editing-cycles>
    <meta:editing-duration>P1DT1H34M10S</meta:editing-duration>
    <meta:document-statistic meta:table-count="0" meta:image-count="2" meta:object-count="0" meta:page-count="22" meta:paragraph-count="316" meta:word-count="5239" meta:character-count="56126"/>
    <meta:user-defined meta:name="Info 1"/>
    <meta:user-defined meta:name="Info 2"/>
    <meta:user-defined meta:name="Info 3"/>
    <meta:user-defined meta:name="Info 4"/>
  </office:meta>
</office:document-meta>
</file>